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18in"/>
    </style:style>
    <style:style style:name="co2" style:family="table-column">
      <style:table-column-properties fo:break-before="auto" style:column-width="1.74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3882in"/>
    </style:style>
    <style:style style:name="co5" style:family="table-column">
      <style:table-column-properties fo:break-before="auto" style:column-width="1.8091in"/>
    </style:style>
    <style:style style:name="co6" style:family="table-column">
      <style:table-column-properties fo:break-before="auto" style:column-width="1.7984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0.6374in"/>
    </style:style>
    <style:style style:name="co9" style:family="table-column">
      <style:table-column-properties fo:break-before="auto" style:column-width="1.2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bove_20_threshold" style:data-style-name="N121">
      <style:table-cell-properties fo:background-color="transparent"/>
      <style:map style:condition="cell-content()&gt;=0.1" style:apply-style-name="Above_20_threshold" style:base-cell-address="Overlap.B2"/>
      <style:map style:condition="cell-content()&lt;0.1" style:apply-style-name="Below_20_threshold" style:base-cell-address="Overlap.B2"/>
    </style:style>
    <style:style style:name="ce3" style:family="table-cell" style:parent-style-name="Above_20_threshold" style:data-style-name="N121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verlap" table:style-name="ta1">
        <table:shapes>
          <draw:frame draw:z-index="0" draw:style-name="gr1" draw:text-style-name="P1" svg:width="11.8835in" svg:height="6.6843in" svg:x="0.1512in" svg:y="2.1378in">
            <draw:object draw:notify-on-update-of-ranges="Overlap.A2:Overlap.A10 Overlap.F1:Overlap.F1 Overlap.B2:Overlap.B10 Overlap.B1:Overlap.B1 Overlap.B2:Overlap.B10 Overlap.F1:Overlap.F1 Overlap.B2:Overlap.B10 Overlap.B1:Overlap.B1 Overlap.B2:Overlap.B10 Overlap.C1:Overlap.C1 Overlap.C2:Overlap.C10 Overlap.D1:Overlap.D1 Overlap.D2:Overlap.D10 Overlap.E1:Overlap.E1 Overlap.E2:Overlap.E10 Overlap.G1:Overlap.G1 Overlap.G2:Overlap.G10 Overlap.H1:Overlap.H1 Overlap.H2:Overlap.H10 Overlap.I1:Overlap.I1 Overlap.I2:Overlap.I10 Overlap.J1:Overlap.J1 Overlap.J2:Overlap.J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8835in" svg:height="6.6843in" svg:x="12.1067in" svg:y="2.1673in">
            <draw:object draw:notify-on-update-of-ranges="Overlap.A2:Overlap.A10 Overlap.F1:Overlap.F1 Overlap.B2:Overlap.B10 Overlap.B1:Overlap.B1 Overlap.B2:Overlap.B10 Overlap.F1:Overlap.F1 Overlap.B2:Overlap.B10 Overlap.B1:Overlap.B1 Overlap.B2:Overlap.B10 Overlap.C1:Overlap.C1 Overlap.C2:Overlap.C10 Overlap.D1:Overlap.D1 Overlap.D2:Overlap.D10 Overlap.E1:Overlap.E1 Overlap.E2:Overlap.E10 Overlap.G1:Overlap.G1 Overlap.G2:Overlap.G10 Overlap.H1:Overlap.H1 Overlap.H2:Overlap.H10 Overlap.I1:Overlap.I1 Overlap.I2:Overlap.I10 Overlap.J1:Overlap.J1 Overlap.J2:Overlap.J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0.1256in" svg:y="8.9701in">
            <draw:object draw:notify-on-update-of-ranges="Overlap.A6:Overlap.A6 Overlap.F1:Overlap.F1 Overlap.F6:Overlap.F6 Overlap.B1:Overlap.B1 Overlap.B6:Overlap.B6 Overlap.F1:Overlap.F1 Overlap.F6:Overlap.F6 Overlap.B1:Overlap.B1 Overlap.B6:Overlap.B6 Overlap.C1:Overlap.C1 Overlap.C6:Overlap.C6 Overlap.D1:Overlap.D1 Overlap.D6:Overlap.D6 Overlap.E1:Overlap.E1 Overlap.E6:Overlap.E6 Overlap.G1:Overlap.G1 Overlap.G6:Overlap.G6 Overlap.H1:Overlap.H1 Overlap.H6:Overlap.H6 Overlap.I1:Overlap.I1 Overlap.I6:Overlap.I6 Overlap.J1:Overlap.J1 Overlap.J6:Overlap.J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1.8732in" svg:height="6.6783in" svg:x="0.165in" svg:y="8.9701in">
            <draw:object draw:notify-on-update-of-ranges="Overlap.B1:Overlap.J1 Overlap.A2:Overlap.A2 Overlap.B2:Overlap.J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1.8732in" svg:height="6.6783in" svg:x="12.1102in" svg:y="8.9941in">
            <draw:object draw:notify-on-update-of-ranges="Overlap.B1:Overlap.J1 Overlap.A2:Overlap.A2 Overlap.B2:Overlap.J2 Overlap.A8:Overlap.A8 Overlap.B8:Overlap.J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6.2988in" svg:height="3.5429in" svg:x="0.1157in" svg:y="15.9689in">
            <draw:object draw:notify-on-update-of-ranges="Overlap.A2:Overlap.A10 Overlap.G1:Overlap.G1 Overlap.G2:Overlap.G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1.9051in" svg:height="6.6965in" svg:x="0.1157in" svg:y="15.9689in">
            <draw:object draw:notify-on-update-of-ranges="Overlap.A2:Overlap.A10 Overlap.B1:Overlap.B1 Overlap.B2:Overlap.B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1.9051in" svg:height="6.6965in" svg:x="12.1134in" svg:y="15.9417in">
            <draw:object draw:notify-on-update-of-ranges="Overlap.A2:Overlap.A10 Overlap.G1:Overlap.G1 Overlap.G2:Overlap.G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1.8732in" svg:height="6.6783in" svg:x="24.1689in" svg:y="2.1752in">
            <draw:object draw:notify-on-update-of-ranges="Overlap.B1:Overlap.J1 Overlap.A2:Overlap.A2 Overlap.B2:Overlap.J2 Overlap.A3:Overlap.A3 Overlap.B3:Overlap.J3 Overlap.A4:Overlap.A4 Overlap.B4:Overlap.J4 Overlap.A5:Overlap.A5 Overlap.B5:Overlap.J5 Overlap.A6:Overlap.A6 Overlap.B6:Overlap.J6 Overlap.A7:Overlap.A7 Overlap.B7:Overlap.J7 Overlap.A8:Overlap.A8 Overlap.B8:Overlap.J8 Overlap.A9:Overlap.A9 Overlap.B9:Overlap.J9 Overlap.A10:Overlap.A10 Overlap.B10:Overlap.J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1.8732in" svg:height="6.6783in" svg:x="36.1748in" svg:y="2.2157in">
            <draw:object draw:notify-on-update-of-ranges="Overlap.B1:Overlap.J1 Overlap.A2:Overlap.A2 Overlap.B2:Overlap.J2 Overlap.A3:Overlap.A3 Overlap.B3:Overlap.J3 Overlap.A4:Overlap.A4 Overlap.B4:Overlap.J4 Overlap.A5:Overlap.A5 Overlap.B5:Overlap.J5 Overlap.A6:Overlap.A6 Overlap.B6:Overlap.J6 Overlap.A7:Overlap.A7 Overlap.B7:Overlap.J7 Overlap.A8:Overlap.A8 Overlap.B8:Overlap.J8 Overlap.A9:Overlap.A9 Overlap.B9:Overlap.J9 Overlap.A10:Overlap.A10 Overlap.B10:Overlap.J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1.8248in" svg:height="6.6512in" svg:x="0.1409in" svg:y="22.7744in">
            <draw:object draw:notify-on-update-of-ranges="Overlap.A2:Overlap.A10 Overlap.F1:Overlap.F1 Overlap.B2:Overlap.B10 Overlap.B1:Overlap.B1 Overlap.B2:Overlap.B10 Overlap.F1:Overlap.F1 Overlap.B2:Overlap.B10 Overlap.B1:Overlap.B1 Overlap.B2:Overlap.B10 Overlap.C1:Overlap.C1 Overlap.C2:Overlap.C10 Overlap.D1:Overlap.D1 Overlap.D2:Overlap.D10 Overlap.E1:Overlap.E1 Overlap.E2:Overlap.E10 Overlap.G1:Overlap.G1 Overlap.G2:Overlap.G10 Overlap.H1:Overlap.H1 Overlap.H2:Overlap.H10 Overlap.I1:Overlap.I1 Overlap.I2:Overlap.I10 Overlap.J1:Overlap.J1 Overlap.J2:Overlap.J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5" table:default-cell-style-name="Default"/>
        <table:table-row table:style-name="ro1">
          <table:table-cell/>
          <table:table-cell office:value-type="string" calcext:value-type="string">
            <text:p>Indian Movies</text:p>
          </table:table-cell>
          <table:table-cell office:value-type="string" calcext:value-type="string">
            <text:p>The Movies Dataset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TMDB 350,000+ movies</text:p>
          </table:table-cell>
          <table:table-cell office:value-type="string" calcext:value-type="string">
            <text:p>Rotten Tomatoes</text:p>
          </table:table-cell>
          <table:table-cell office:value-type="string" calcext:value-type="string">
            <text:p>Steam games dat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Service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cision</text:p>
          </table:table-cell>
          <table:table-cell table:style-name="ce1" table:formula="of:=[$indian.E2]" office:value-type="float" office:value="0.975539" calcext:value-type="float">
            <text:p>0.975539</text:p>
          </table:table-cell>
          <table:table-cell table:style-name="ce1" table:formula="of:=[$movies.E2]" office:value-type="float" office:value="0.233199" calcext:value-type="float">
            <text:p>0.233199</text:p>
          </table:table-cell>
          <table:table-cell table:style-name="ce1" table:formula="of:=[$netflix.E2]" office:value-type="float" office:value="0.308107" calcext:value-type="float">
            <text:p>0.308107</text:p>
          </table:table-cell>
          <table:table-cell table:style-name="ce1" table:formula="of:=[$'tmdb-350k'.E2]" office:value-type="float" office:value="0.621664" calcext:value-type="float">
            <text:p>0.621664</text:p>
          </table:table-cell>
          <table:table-cell table:style-name="ce1" table:formula="of:=[$rt.E2]" office:value-type="float" office:value="0.030253" calcext:value-type="float">
            <text:p>0.030253</text:p>
          </table:table-cell>
          <table:table-cell table:style-name="ce1" table:formula="of:=[$steam.E2]" office:value-type="float" office:value="0.015957" calcext:value-type="float">
            <text:p>0.015957</text:p>
          </table:table-cell>
          <table:table-cell table:style-name="ce1" table:formula="of:=[$'datasets.data-cityofnewyork-us.education'.E2]" office:value-type="float" office:value="0.087123" calcext:value-type="float">
            <text:p>0.087123</text:p>
          </table:table-cell>
          <table:table-cell table:style-name="ce1" table:formula="of:=[$'datasets.data-cityofnewyork-us.finance'.E2]" office:value-type="float" office:value="0.005921" calcext:value-type="float">
            <text:p>0.005921</text:p>
          </table:table-cell>
          <table:table-cell table:style-name="ce1" table:formula="of:=[$'datasets.data-cityofnewyork-us.services'.E2]" office:value-type="float" office:value="0.005416" calcext:value-type="float">
            <text:p>0.005416</text:p>
          </table:table-cell>
          <table:table-cell/>
          <table:table-cell office:value-type="string" calcext:value-type="string">
            <text:p>Max score from non-movie datasets</text:p>
          </table:table-cell>
          <table:table-cell table:formula="of:=MAX([.F2:.J6])" office:value-type="float" office:value="0.088855" calcext:value-type="float">
            <text:p>0.0888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ecision-tf</text:p>
          </table:table-cell>
          <table:table-cell table:style-name="ce1" table:formula="of:=[$indian.E3]" office:value-type="float" office:value="0.979572" calcext:value-type="float">
            <text:p>0.979572</text:p>
          </table:table-cell>
          <table:table-cell table:style-name="ce1" table:formula="of:=[$movies.E3]" office:value-type="float" office:value="0.27062" calcext:value-type="float">
            <text:p>0.270620</text:p>
          </table:table-cell>
          <table:table-cell table:style-name="ce1" table:formula="of:=[$netflix.E3]" office:value-type="float" office:value="0.329062" calcext:value-type="float">
            <text:p>0.329062</text:p>
          </table:table-cell>
          <table:table-cell table:style-name="ce1" table:formula="of:=[$'tmdb-350k'.E3]" office:value-type="float" office:value="0.673303" calcext:value-type="float">
            <text:p>0.673303</text:p>
          </table:table-cell>
          <table:table-cell table:style-name="ce1" table:formula="of:=[$rt.E3]" office:value-type="float" office:value="0.030785" calcext:value-type="float">
            <text:p>0.030785</text:p>
          </table:table-cell>
          <table:table-cell table:style-name="ce1" table:formula="of:=[$steam.E3]" office:value-type="float" office:value="0.016488" calcext:value-type="float">
            <text:p>0.016488</text:p>
          </table:table-cell>
          <table:table-cell table:style-name="ce1" table:formula="of:=[$'datasets.data-cityofnewyork-us.education'.E3]" office:value-type="float" office:value="0.088791" calcext:value-type="float">
            <text:p>0.088791</text:p>
          </table:table-cell>
          <table:table-cell table:style-name="ce1" table:formula="of:=[$'datasets.data-cityofnewyork-us.finance'.E3]" office:value-type="float" office:value="0.006023" calcext:value-type="float">
            <text:p>0.006023</text:p>
          </table:table-cell>
          <table:table-cell table:style-name="ce1" table:formula="of:=[$'datasets.data-cityofnewyork-us.services'.E3]" office:value-type="float" office:value="0.005243" calcext:value-type="float">
            <text:p>0.005243</text:p>
          </table:table-cell>
          <table:table-cell/>
          <table:table-cell office:value-type="string" calcext:value-type="string">
            <text:p>Max score from movie datasets</text:p>
          </table:table-cell>
          <table:table-cell table:formula="of:=MAX([.B2:.E6])" office:value-type="float" office:value="0.979816" calcext:value-type="float">
            <text:p>0.9798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1" table:formula="of:=[$indian.E4]" office:value-type="float" office:value="0.975539" calcext:value-type="float">
            <text:p>0.975539</text:p>
          </table:table-cell>
          <table:table-cell table:style-name="ce1" table:formula="of:=[$movies.E4]" office:value-type="float" office:value="0.233201" calcext:value-type="float">
            <text:p>0.233201</text:p>
          </table:table-cell>
          <table:table-cell table:style-name="ce1" table:formula="of:=[$netflix.E4]" office:value-type="float" office:value="0.308514" calcext:value-type="float">
            <text:p>0.308514</text:p>
          </table:table-cell>
          <table:table-cell table:style-name="ce1" table:formula="of:=[$'tmdb-350k'.E4]" office:value-type="float" office:value="0.621686" calcext:value-type="float">
            <text:p>0.621686</text:p>
          </table:table-cell>
          <table:table-cell table:style-name="ce1" table:formula="of:=[$rt.E4]" office:value-type="float" office:value="0.030253" calcext:value-type="float">
            <text:p>0.030253</text:p>
          </table:table-cell>
          <table:table-cell table:style-name="ce1" table:formula="of:=[$steam.E4]" office:value-type="float" office:value="0.015959" calcext:value-type="float">
            <text:p>0.015959</text:p>
          </table:table-cell>
          <table:table-cell table:style-name="ce1" table:formula="of:=[$'datasets.data-cityofnewyork-us.education'.E4]" office:value-type="float" office:value="0.087134" calcext:value-type="float">
            <text:p>0.087134</text:p>
          </table:table-cell>
          <table:table-cell table:style-name="ce1" table:formula="of:=[$'datasets.data-cityofnewyork-us.finance'.E4]" office:value-type="float" office:value="0.005922" calcext:value-type="float">
            <text:p>0.005922</text:p>
          </table:table-cell>
          <table:table-cell table:style-name="ce1" table:formula="of:=[$'datasets.data-cityofnewyork-us.services'.E4]" office:value-type="float" office:value="0.005415" calcext:value-type="float">
            <text:p>0.005415</text:p>
          </table:table-cell>
          <table:table-cell/>
          <table:table-cell office:value-type="string" calcext:value-type="string">
            <text:p>Min score from non-movie datasets</text:p>
          </table:table-cell>
          <table:table-cell table:formula="of:=MIN([.F2:.J6])" office:value-type="float" office:value="0.003328" calcext:value-type="float">
            <text:p>0.0033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o-expand</text:p>
          </table:table-cell>
          <table:table-cell table:style-name="ce1" table:formula="of:=[$indian.E5]" office:value-type="float" office:value="0.962043" calcext:value-type="float">
            <text:p>0.962043</text:p>
          </table:table-cell>
          <table:table-cell table:style-name="ce1" table:formula="of:=[$movies.E5]" office:value-type="float" office:value="0.23135" calcext:value-type="float">
            <text:p>0.231350</text:p>
          </table:table-cell>
          <table:table-cell table:style-name="ce1" table:formula="of:=[$netflix.E5]" office:value-type="float" office:value="0.221195" calcext:value-type="float">
            <text:p>0.221195</text:p>
          </table:table-cell>
          <table:table-cell table:style-name="ce1" table:formula="of:=[$'tmdb-350k'.E5]" office:value-type="float" office:value="0.393293" calcext:value-type="float">
            <text:p>0.393293</text:p>
          </table:table-cell>
          <table:table-cell table:style-name="ce1" table:formula="of:=[$rt.E5]" office:value-type="float" office:value="0.016842" calcext:value-type="float">
            <text:p>0.016842</text:p>
          </table:table-cell>
          <table:table-cell table:style-name="ce1" table:formula="of:=[$steam.E5]" office:value-type="float" office:value="0.015372" calcext:value-type="float">
            <text:p>0.015372</text:p>
          </table:table-cell>
          <table:table-cell table:style-name="ce1" table:formula="of:=[$'datasets.data-cityofnewyork-us.education'.E5]" office:value-type="float" office:value="0.056848" calcext:value-type="float">
            <text:p>0.056848</text:p>
          </table:table-cell>
          <table:table-cell table:style-name="ce1" table:formula="of:=[$'datasets.data-cityofnewyork-us.finance'.E5]" office:value-type="float" office:value="0.003328" calcext:value-type="float">
            <text:p>0.003328</text:p>
          </table:table-cell>
          <table:table-cell table:style-name="ce1" table:formula="of:=[$'datasets.data-cityofnewyork-us.services'.E5]" office:value-type="float" office:value="0.005251" calcext:value-type="float">
            <text:p>0.005251</text:p>
          </table:table-cell>
          <table:table-cell/>
          <table:table-cell office:value-type="string" calcext:value-type="string">
            <text:p>Min score from movie datasets</text:p>
          </table:table-cell>
          <table:table-cell table:formula="of:=MIN([.B2:.E6])" office:value-type="float" office:value="0.221195" calcext:value-type="float">
            <text:p>0.2211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ll-terms</text:p>
          </table:table-cell>
          <table:table-cell table:style-name="ce1" table:formula="of:=[$indian.E6]" office:value-type="float" office:value="0.979816" calcext:value-type="float">
            <text:p>0.979816</text:p>
          </table:table-cell>
          <table:table-cell table:style-name="ce1" table:formula="of:=[$movies.E6]" office:value-type="float" office:value="0.272209" calcext:value-type="float">
            <text:p>0.272209</text:p>
          </table:table-cell>
          <table:table-cell table:style-name="ce1" table:formula="of:=[$netflix.E6]" office:value-type="float" office:value="0.330356" calcext:value-type="float">
            <text:p>0.330356</text:p>
          </table:table-cell>
          <table:table-cell table:style-name="ce1" table:formula="of:=[$'tmdb-350k'.E6]" office:value-type="float" office:value="0.682076" calcext:value-type="float">
            <text:p>0.682076</text:p>
          </table:table-cell>
          <table:table-cell table:style-name="ce1" table:formula="of:=[$rt.E6]" office:value-type="float" office:value="0.030793" calcext:value-type="float">
            <text:p>0.030793</text:p>
          </table:table-cell>
          <table:table-cell table:style-name="ce1" table:formula="of:=[$steam.E6]" office:value-type="float" office:value="0.016512" calcext:value-type="float">
            <text:p>0.016512</text:p>
          </table:table-cell>
          <table:table-cell table:style-name="ce1" table:formula="of:=[$'datasets.data-cityofnewyork-us.education'.E6]" office:value-type="float" office:value="0.088855" calcext:value-type="float">
            <text:p>0.088855</text:p>
          </table:table-cell>
          <table:table-cell table:style-name="ce1" table:formula="of:=[$'datasets.data-cityofnewyork-us.finance'.E6]" office:value-type="float" office:value="0.006028" calcext:value-type="float">
            <text:p>0.006028</text:p>
          </table:table-cell>
          <table:table-cell table:style-name="ce1" table:formula="of:=[$'datasets.data-cityofnewyork-us.services'.E6]" office:value-type="float" office:value="0.0051" calcext:value-type="float">
            <text:p>0.005100</text:p>
          </table:table-cell>
          <table:table-cell table:number-columns-repeated="27"/>
        </table:table-row>
        <table:table-row table:style-name="ro1" table:number-rows-repeated="4">
          <table:table-cell/>
          <table:table-cell table:style-name="ce3" table:number-columns-repeated="9"/>
          <table:table-cell table:number-columns-repeated="27"/>
        </table:table-row>
        <table:table-row table:style-name="ro1" table:number-rows-repeated="3">
          <table:table-cell table:number-columns-repeated="37"/>
        </table:table-row>
        <table:table-row table:style-name="ro1">
          <table:table-cell table:number-columns-repeated="36"/>
          <table:table-cell>
            <draw:frame draw:z-index="12" draw:style-name="gr1" draw:text-style-name="P1" svg:width="11.8732in" svg:height="6.6783in" svg:x="0.1626in" svg:y="0.0004in">
              <draw:object draw:notify-on-update-of-ranges="Overlap.A2:Overlap.A2 Overlap.A3:Overlap.A3 Overlap.A4:Overlap.A4 Overlap.A5:Overlap.A5 Overlap.A6:Overlap.A6 Overlap.A7:Overlap.A7 Overlap.A8:Overlap.A8 Overlap.A9:Overlap.A9 Overlap.A10:Overlap.A10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</table:table-row>
        <table:table-row table:style-name="ro1" table:number-rows-repeated="36">
          <table:table-cell table:number-columns-repeated="37"/>
        </table:table-row>
        <table:table-row table:style-name="ro1">
          <table:table-cell table:number-columns-repeated="11"/>
          <table:table-cell>
            <draw:frame draw:z-index="11" draw:style-name="gr1" draw:text-style-name="P1" svg:width="11.8732in" svg:height="6.6783in" svg:x="1.8087in" svg:y="0.1476in">
              <draw:object draw:notify-on-update-of-ranges="Overlap.B1:Overlap.J1 Overlap.A8:Overlap.A8 Overlap.B8:Overlap.J8 Overlap.A9:Overlap.A9 Overlap.B9:Overlap.J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5"/>
        </table:table-row>
        <calcext:conditional-formats>
          <calcext:conditional-format calcext:target-range-address="Overlap.B2:Overlap.J6">
            <calcext:condition calcext:apply-style-name="Above threshold" calcext:value="&gt;=0.1" calcext:base-cell-address="Overlap.B2"/>
            <calcext:condition calcext:apply-style-name="Below threshold" calcext:value="&lt;0.1" calcext:base-cell-address="Overlap.B2"/>
          </calcext:conditional-format>
        </calcext:conditional-formats>
      </table:table>
      <table:table table:name="rt" table:style-name="ta1">
        <table:table-source xlink:type="simple" xlink:href="../output-variations/domain-similarity/rt/similarity_scores.csv" table:table-name="rt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1064560" calcext:value-type="float">
            <text:p>1064560</text:p>
          </table:table-cell>
          <table:table-cell office:value-type="float" office:value="32206" calcext:value-type="float">
            <text:p>32206</text:p>
          </table:table-cell>
          <table:table-cell office:value-type="float" office:value="0.030253" calcext:value-type="float">
            <text:p>0.030253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1064560" calcext:value-type="float">
            <text:p>1064560</text:p>
          </table:table-cell>
          <table:table-cell office:value-type="float" office:value="32772" calcext:value-type="float">
            <text:p>32772</text:p>
          </table:table-cell>
          <table:table-cell office:value-type="float" office:value="0.030785" calcext:value-type="float">
            <text:p>0.03078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3738948" calcext:value-type="float">
            <text:p>33738948</text:p>
          </table:table-cell>
          <table:table-cell office:value-type="float" office:value="1064560" calcext:value-type="float">
            <text:p>1064560</text:p>
          </table:table-cell>
          <table:table-cell office:value-type="float" office:value="32206" calcext:value-type="float">
            <text:p>32206</text:p>
          </table:table-cell>
          <table:table-cell office:value-type="float" office:value="0.030253" calcext:value-type="float">
            <text:p>0.030253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1064560" calcext:value-type="float">
            <text:p>1064560</text:p>
          </table:table-cell>
          <table:table-cell office:value-type="float" office:value="17929" calcext:value-type="float">
            <text:p>17929</text:p>
          </table:table-cell>
          <table:table-cell office:value-type="float" office:value="0.016842" calcext:value-type="float">
            <text:p>0.016842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1064560" calcext:value-type="float">
            <text:p>1064560</text:p>
          </table:table-cell>
          <table:table-cell office:value-type="float" office:value="32781" calcext:value-type="float">
            <text:p>32781</text:p>
          </table:table-cell>
          <table:table-cell office:value-type="float" office:value="0.030793" calcext:value-type="float">
            <text:p>0.030793</text:p>
          </table:table-cell>
        </table:table-row>
      </table:table>
      <table:table table:name="indian" table:style-name="ta1">
        <table:table-source xlink:type="simple" xlink:href="../output-variations/domain-similarity/indian/similarity_scores.csv" table:table-name="indian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90022" calcext:value-type="float">
            <text:p>90022</text:p>
          </table:table-cell>
          <table:table-cell office:value-type="float" office:value="87820" calcext:value-type="float">
            <text:p>87820</text:p>
          </table:table-cell>
          <table:table-cell office:value-type="float" office:value="0.975539" calcext:value-type="float">
            <text:p>0.975539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90022" calcext:value-type="float">
            <text:p>90022</text:p>
          </table:table-cell>
          <table:table-cell office:value-type="float" office:value="88183" calcext:value-type="float">
            <text:p>88183</text:p>
          </table:table-cell>
          <table:table-cell office:value-type="float" office:value="0.979572" calcext:value-type="float">
            <text:p>0.97957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3738948" calcext:value-type="float">
            <text:p>33738948</text:p>
          </table:table-cell>
          <table:table-cell office:value-type="float" office:value="90022" calcext:value-type="float">
            <text:p>90022</text:p>
          </table:table-cell>
          <table:table-cell office:value-type="float" office:value="87820" calcext:value-type="float">
            <text:p>87820</text:p>
          </table:table-cell>
          <table:table-cell office:value-type="float" office:value="0.975539" calcext:value-type="float">
            <text:p>0.975539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90022" calcext:value-type="float">
            <text:p>90022</text:p>
          </table:table-cell>
          <table:table-cell office:value-type="float" office:value="86605" calcext:value-type="float">
            <text:p>86605</text:p>
          </table:table-cell>
          <table:table-cell office:value-type="float" office:value="0.962043" calcext:value-type="float">
            <text:p>0.962043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90022" calcext:value-type="float">
            <text:p>90022</text:p>
          </table:table-cell>
          <table:table-cell office:value-type="float" office:value="88205" calcext:value-type="float">
            <text:p>88205</text:p>
          </table:table-cell>
          <table:table-cell office:value-type="float" office:value="0.979816" calcext:value-type="float">
            <text:p>0.979816</text:p>
          </table:table-cell>
        </table:table-row>
      </table:table>
      <table:table table:name="movies" table:style-name="ta1">
        <table:table-source xlink:type="simple" xlink:href="../output-variations/domain-similarity/movies/similarity_scores.csv" table:table-name="movies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62472" calcext:value-type="float">
            <text:p>362472</text:p>
          </table:table-cell>
          <table:table-cell office:value-type="float" office:value="84528" calcext:value-type="float">
            <text:p>84528</text:p>
          </table:table-cell>
          <table:table-cell office:value-type="float" office:value="0.233199" calcext:value-type="float">
            <text:p>0.233199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362472" calcext:value-type="float">
            <text:p>362472</text:p>
          </table:table-cell>
          <table:table-cell office:value-type="float" office:value="98092" calcext:value-type="float">
            <text:p>98092</text:p>
          </table:table-cell>
          <table:table-cell office:value-type="float" office:value="0.27062" calcext:value-type="float">
            <text:p>0.2706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3738948" calcext:value-type="float">
            <text:p>33738948</text:p>
          </table:table-cell>
          <table:table-cell office:value-type="float" office:value="362472" calcext:value-type="float">
            <text:p>362472</text:p>
          </table:table-cell>
          <table:table-cell office:value-type="float" office:value="84529" calcext:value-type="float">
            <text:p>84529</text:p>
          </table:table-cell>
          <table:table-cell office:value-type="float" office:value="0.233201" calcext:value-type="float">
            <text:p>0.233201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362472" calcext:value-type="float">
            <text:p>362472</text:p>
          </table:table-cell>
          <table:table-cell office:value-type="float" office:value="83858" calcext:value-type="float">
            <text:p>83858</text:p>
          </table:table-cell>
          <table:table-cell office:value-type="float" office:value="0.23135" calcext:value-type="float">
            <text:p>0.23135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362472" calcext:value-type="float">
            <text:p>362472</text:p>
          </table:table-cell>
          <table:table-cell office:value-type="float" office:value="98668" calcext:value-type="float">
            <text:p>98668</text:p>
          </table:table-cell>
          <table:table-cell office:value-type="float" office:value="0.272209" calcext:value-type="float">
            <text:p>0.272209</text:p>
          </table:table-cell>
        </table:table-row>
      </table:table>
      <table:table table:name="netflix" table:style-name="ta1">
        <table:table-source xlink:type="simple" xlink:href="../output-variations/domain-similarity/netflix/similarity_scores.csv" table:table-name="netflix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41755" calcext:value-type="float">
            <text:p>41755</text:p>
          </table:table-cell>
          <table:table-cell office:value-type="float" office:value="12865" calcext:value-type="float">
            <text:p>12865</text:p>
          </table:table-cell>
          <table:table-cell office:value-type="float" office:value="0.308107" calcext:value-type="float">
            <text:p>0.308107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41755" calcext:value-type="float">
            <text:p>41755</text:p>
          </table:table-cell>
          <table:table-cell office:value-type="float" office:value="13740" calcext:value-type="float">
            <text:p>13740</text:p>
          </table:table-cell>
          <table:table-cell office:value-type="float" office:value="0.329062" calcext:value-type="float">
            <text:p>0.32906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3738948" calcext:value-type="float">
            <text:p>33738948</text:p>
          </table:table-cell>
          <table:table-cell office:value-type="float" office:value="41755" calcext:value-type="float">
            <text:p>41755</text:p>
          </table:table-cell>
          <table:table-cell office:value-type="float" office:value="12882" calcext:value-type="float">
            <text:p>12882</text:p>
          </table:table-cell>
          <table:table-cell office:value-type="float" office:value="0.308514" calcext:value-type="float">
            <text:p>0.308514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41755" calcext:value-type="float">
            <text:p>41755</text:p>
          </table:table-cell>
          <table:table-cell office:value-type="float" office:value="9236" calcext:value-type="float">
            <text:p>9236</text:p>
          </table:table-cell>
          <table:table-cell office:value-type="float" office:value="0.221195" calcext:value-type="float">
            <text:p>0.221195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41755" calcext:value-type="float">
            <text:p>41755</text:p>
          </table:table-cell>
          <table:table-cell office:value-type="float" office:value="13794" calcext:value-type="float">
            <text:p>13794</text:p>
          </table:table-cell>
          <table:table-cell office:value-type="float" office:value="0.330356" calcext:value-type="float">
            <text:p>0.330356</text:p>
          </table:table-cell>
        </table:table-row>
      </table:table>
      <table:table table:name="tmdb-350k" table:style-name="ta1">
        <table:table-source xlink:type="simple" xlink:href="../output-variations/domain-similarity/tmdb-350k/similarity_scores.csv" table:table-name="tmdb-350k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1347248" calcext:value-type="float">
            <text:p>1347248</text:p>
          </table:table-cell>
          <table:table-cell office:value-type="float" office:value="837536" calcext:value-type="float">
            <text:p>837536</text:p>
          </table:table-cell>
          <table:table-cell office:value-type="float" office:value="0.621664" calcext:value-type="float">
            <text:p>0.621664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1347248" calcext:value-type="float">
            <text:p>1347248</text:p>
          </table:table-cell>
          <table:table-cell office:value-type="float" office:value="907106" calcext:value-type="float">
            <text:p>907106</text:p>
          </table:table-cell>
          <table:table-cell office:value-type="float" office:value="0.673303" calcext:value-type="float">
            <text:p>0.673303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3738948" calcext:value-type="float">
            <text:p>33738948</text:p>
          </table:table-cell>
          <table:table-cell office:value-type="float" office:value="1347248" calcext:value-type="float">
            <text:p>1347248</text:p>
          </table:table-cell>
          <table:table-cell office:value-type="float" office:value="837565" calcext:value-type="float">
            <text:p>837565</text:p>
          </table:table-cell>
          <table:table-cell office:value-type="float" office:value="0.621686" calcext:value-type="float">
            <text:p>0.621686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1347248" calcext:value-type="float">
            <text:p>1347248</text:p>
          </table:table-cell>
          <table:table-cell office:value-type="float" office:value="529863" calcext:value-type="float">
            <text:p>529863</text:p>
          </table:table-cell>
          <table:table-cell office:value-type="float" office:value="0.393293" calcext:value-type="float">
            <text:p>0.393293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1347248" calcext:value-type="float">
            <text:p>1347248</text:p>
          </table:table-cell>
          <table:table-cell office:value-type="float" office:value="918925" calcext:value-type="float">
            <text:p>918925</text:p>
          </table:table-cell>
          <table:table-cell office:value-type="float" office:value="0.682076" calcext:value-type="float">
            <text:p>0.682076</text:p>
          </table:table-cell>
        </table:table-row>
      </table:table>
      <table:table table:name="steam" table:style-name="ta1">
        <table:table-source xlink:type="simple" xlink:href="../output-variations/domain-similarity/steam/similarity_scores.csv" table:table-name="steam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801804" calcext:value-type="float">
            <text:p>801804</text:p>
          </table:table-cell>
          <table:table-cell office:value-type="float" office:value="12794" calcext:value-type="float">
            <text:p>12794</text:p>
          </table:table-cell>
          <table:table-cell office:value-type="float" office:value="0.015957" calcext:value-type="float">
            <text:p>0.015957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801804" calcext:value-type="float">
            <text:p>801804</text:p>
          </table:table-cell>
          <table:table-cell office:value-type="float" office:value="13220" calcext:value-type="float">
            <text:p>13220</text:p>
          </table:table-cell>
          <table:table-cell office:value-type="float" office:value="0.016488" calcext:value-type="float">
            <text:p>0.016488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3738948" calcext:value-type="float">
            <text:p>33738948</text:p>
          </table:table-cell>
          <table:table-cell office:value-type="float" office:value="801804" calcext:value-type="float">
            <text:p>801804</text:p>
          </table:table-cell>
          <table:table-cell office:value-type="float" office:value="12796" calcext:value-type="float">
            <text:p>12796</text:p>
          </table:table-cell>
          <table:table-cell office:value-type="float" office:value="0.015959" calcext:value-type="float">
            <text:p>0.015959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801804" calcext:value-type="float">
            <text:p>801804</text:p>
          </table:table-cell>
          <table:table-cell office:value-type="float" office:value="12325" calcext:value-type="float">
            <text:p>12325</text:p>
          </table:table-cell>
          <table:table-cell office:value-type="float" office:value="0.015372" calcext:value-type="float">
            <text:p>0.015372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801804" calcext:value-type="float">
            <text:p>801804</text:p>
          </table:table-cell>
          <table:table-cell office:value-type="float" office:value="13239" calcext:value-type="float">
            <text:p>13239</text:p>
          </table:table-cell>
          <table:table-cell office:value-type="float" office:value="0.016512" calcext:value-type="float">
            <text:p>0.016512</text:p>
          </table:table-cell>
        </table:table-row>
      </table:table>
      <table:table table:name="datasets.data-cityofnewyork-us.education" table:style-name="ta1">
        <table:table-source xlink:type="simple" xlink:href="../output-variations/domain-similarity/datasets.data-cityofnewyork-us.education/similarity_scores.csv" table:table-name="datasets.data-cityofnewyork-us.education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60295" calcext:value-type="float">
            <text:p>360295</text:p>
          </table:table-cell>
          <table:table-cell office:value-type="float" office:value="31390" calcext:value-type="float">
            <text:p>31390</text:p>
          </table:table-cell>
          <table:table-cell office:value-type="float" office:value="0.087123" calcext:value-type="float">
            <text:p>0.087123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360295" calcext:value-type="float">
            <text:p>360295</text:p>
          </table:table-cell>
          <table:table-cell office:value-type="float" office:value="31991" calcext:value-type="float">
            <text:p>31991</text:p>
          </table:table-cell>
          <table:table-cell office:value-type="float" office:value="0.088791" calcext:value-type="float">
            <text:p>0.088791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3738948" calcext:value-type="float">
            <text:p>33738948</text:p>
          </table:table-cell>
          <table:table-cell office:value-type="float" office:value="360295" calcext:value-type="float">
            <text:p>360295</text:p>
          </table:table-cell>
          <table:table-cell office:value-type="float" office:value="31394" calcext:value-type="float">
            <text:p>31394</text:p>
          </table:table-cell>
          <table:table-cell office:value-type="float" office:value="0.087134" calcext:value-type="float">
            <text:p>0.087134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360295" calcext:value-type="float">
            <text:p>360295</text:p>
          </table:table-cell>
          <table:table-cell office:value-type="float" office:value="20482" calcext:value-type="float">
            <text:p>20482</text:p>
          </table:table-cell>
          <table:table-cell office:value-type="float" office:value="0.056848" calcext:value-type="float">
            <text:p>0.056848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360295" calcext:value-type="float">
            <text:p>360295</text:p>
          </table:table-cell>
          <table:table-cell office:value-type="float" office:value="32014" calcext:value-type="float">
            <text:p>32014</text:p>
          </table:table-cell>
          <table:table-cell office:value-type="float" office:value="0.088855" calcext:value-type="float">
            <text:p>0.088855</text:p>
          </table:table-cell>
        </table:table-row>
      </table:table>
      <table:table table:name="datasets.data-cityofnewyork-us.finance" table:style-name="ta1">
        <table:table-source xlink:type="simple" xlink:href="../output-variations/domain-similarity/datasets.data-cityofnewyork-us.finance/similarity_scores.csv" table:table-name="datasets.data-cityofnewyork-us.finance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7438857" calcext:value-type="float">
            <text:p>7438857</text:p>
          </table:table-cell>
          <table:table-cell office:value-type="float" office:value="44047" calcext:value-type="float">
            <text:p>44047</text:p>
          </table:table-cell>
          <table:table-cell office:value-type="float" office:value="0.005921" calcext:value-type="float">
            <text:p>0.005921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7438857" calcext:value-type="float">
            <text:p>7438857</text:p>
          </table:table-cell>
          <table:table-cell office:value-type="float" office:value="44802" calcext:value-type="float">
            <text:p>44802</text:p>
          </table:table-cell>
          <table:table-cell office:value-type="float" office:value="0.006023" calcext:value-type="float">
            <text:p>0.006023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3738948" calcext:value-type="float">
            <text:p>33738948</text:p>
          </table:table-cell>
          <table:table-cell office:value-type="float" office:value="7438857" calcext:value-type="float">
            <text:p>7438857</text:p>
          </table:table-cell>
          <table:table-cell office:value-type="float" office:value="44051" calcext:value-type="float">
            <text:p>44051</text:p>
          </table:table-cell>
          <table:table-cell office:value-type="float" office:value="0.005922" calcext:value-type="float">
            <text:p>0.005922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7438857" calcext:value-type="float">
            <text:p>7438857</text:p>
          </table:table-cell>
          <table:table-cell office:value-type="float" office:value="24759" calcext:value-type="float">
            <text:p>24759</text:p>
          </table:table-cell>
          <table:table-cell office:value-type="float" office:value="0.003328" calcext:value-type="float">
            <text:p>0.003328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7438857" calcext:value-type="float">
            <text:p>7438857</text:p>
          </table:table-cell>
          <table:table-cell office:value-type="float" office:value="44842" calcext:value-type="float">
            <text:p>44842</text:p>
          </table:table-cell>
          <table:table-cell office:value-type="float" office:value="0.006028" calcext:value-type="float">
            <text:p>0.006028</text:p>
          </table:table-cell>
        </table:table-row>
      </table:table>
      <table:table table:name="datasets.data-cityofnewyork-us.services" table:style-name="ta1">
        <table:table-source xlink:type="simple" xlink:href="../output-variations/domain-similarity/datasets.data-cityofnewyork-us.services/similarity_scores.csv" table:table-name="datasets.data-cityofnewyork-us.services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9160992" calcext:value-type="float">
            <text:p>39160992</text:p>
          </table:table-cell>
          <table:table-cell office:value-type="float" office:value="182695" calcext:value-type="float">
            <text:p>182695</text:p>
          </table:table-cell>
          <table:table-cell office:value-type="float" office:value="0.005416" calcext:value-type="float">
            <text:p>0.005416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39160992" calcext:value-type="float">
            <text:p>39160992</text:p>
          </table:table-cell>
          <table:table-cell office:value-type="float" office:value="186107" calcext:value-type="float">
            <text:p>186107</text:p>
          </table:table-cell>
          <table:table-cell office:value-type="float" office:value="0.005243" calcext:value-type="float">
            <text:p>0.005243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3738948" calcext:value-type="float">
            <text:p>33738948</text:p>
          </table:table-cell>
          <table:table-cell office:value-type="float" office:value="39160992" calcext:value-type="float">
            <text:p>39160992</text:p>
          </table:table-cell>
          <table:table-cell office:value-type="float" office:value="182713" calcext:value-type="float">
            <text:p>182713</text:p>
          </table:table-cell>
          <table:table-cell office:value-type="float" office:value="0.005415" calcext:value-type="float">
            <text:p>0.005415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39160992" calcext:value-type="float">
            <text:p>39160992</text:p>
          </table:table-cell>
          <table:table-cell office:value-type="float" office:value="65543" calcext:value-type="float">
            <text:p>65543</text:p>
          </table:table-cell>
          <table:table-cell office:value-type="float" office:value="0.005251" calcext:value-type="float">
            <text:p>0.005251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39160992" calcext:value-type="float">
            <text:p>39160992</text:p>
          </table:table-cell>
          <table:table-cell office:value-type="float" office:value="186263" calcext:value-type="float">
            <text:p>186263</text:p>
          </table:table-cell>
          <table:table-cell office:value-type="float" office:value="0.0051" calcext:value-type="float">
            <text:p>0.0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bove_20_threshold" style:display-name="Above threshold" style:family="table-cell" style:parent-style-name="Default">
      <style:table-cell-properties fo:background-color="#3faf46" style:diagonal-bl-tr="none" style:diagonal-tl-br="none"/>
    </style:style>
    <style:style style:name="Below_20_threshold" style:display-name="Below threshold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30T11:41:27.546779346</dc:date>
    <meta:editing-duration>PT2H57M2S</meta:editing-duration>
    <meta:editing-cycles>61</meta:editing-cycles>
    <meta:generator>LibreOffice/7.4.2.3$Linux_X86_64 LibreOffice_project/40$Build-3</meta:generator>
    <meta:document-statistic meta:table-count="10" meta:cell-count="337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4 0 4 0 1 2 3 5 6 7 8" chart:style-name="ch1">
        <chart:legend chart:legend-position="end" svg:x="11.514cm" svg:y="1.711cm" style:legend-expansion="high" chart:style-name="ch2"/>
        <chart:plot-area chart:style-name="ch3" table:cell-range-address="Overlap.A6:Overlap.J6 Overlap.B1:Overlap.J1" chart:data-source-has-labels="both" svg:x="0.32cm" svg:y="0.18cm" svg:width="10.874cm" svg:height="8.64cm">
          <chart:coordinate-region svg:x="1.973cm" svg:y="0.38cm" svg:width="9.221cm" svg:height="7.793cm"/>
          <chart:axis chart:dimension="x" chart:name="primary-x" chart:style-name="ch4" chartooo:axis-type="auto">
            <chartooo:date-scale/>
            <chart:categories table:cell-range-address="Overlap.A6:Overlap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F6:Overlap.F6" chart:label-cell-address="Overlap.F1:Overlap.F1" chart:class="chart:bar">
            <chart:data-point/>
          </chart:series>
          <chart:series chart:style-name="ch8" chart:values-cell-range-address="Overlap.B6:Overlap.B6" chart:label-cell-address="Overlap.B1:Overlap.B1" chart:class="chart:bar">
            <chart:data-point/>
          </chart:series>
          <chart:series chart:style-name="ch9" chart:values-cell-range-address="Overlap.F6:Overlap.F6" chart:label-cell-address="Overlap.F1:Overlap.F1" chart:class="chart:bar">
            <chart:data-point/>
          </chart:series>
          <chart:series chart:style-name="ch10" chart:values-cell-range-address="Overlap.B6:Overlap.B6" chart:label-cell-address="Overlap.B1:Overlap.B1" chart:class="chart:bar">
            <chart:data-point/>
          </chart:series>
          <chart:series chart:style-name="ch11" chart:values-cell-range-address="Overlap.C6:Overlap.C6" chart:label-cell-address="Overlap.C1:Overlap.C1" chart:class="chart:bar">
            <chart:data-point/>
          </chart:series>
          <chart:series chart:style-name="ch12" chart:values-cell-range-address="Overlap.D6:Overlap.D6" chart:label-cell-address="Overlap.D1:Overlap.D1" chart:class="chart:bar">
            <chart:data-point/>
          </chart:series>
          <chart:series chart:style-name="ch13" chart:values-cell-range-address="Overlap.E6:Overlap.E6" chart:label-cell-address="Overlap.E1:Overlap.E1" chart:class="chart:bar">
            <chart:data-point/>
          </chart:series>
          <chart:series chart:style-name="ch14" chart:values-cell-range-address="Overlap.G6:Overlap.G6" chart:label-cell-address="Overlap.G1:Overlap.G1" chart:class="chart:bar">
            <chart:data-point/>
          </chart:series>
          <chart:series chart:style-name="ch15" chart:values-cell-range-address="Overlap.H6:Overlap.H6" chart:label-cell-address="Overlap.H1:Overlap.H1" chart:class="chart:bar">
            <chart:data-point/>
          </chart:series>
          <chart:series chart:style-name="ch16" chart:values-cell-range-address="Overlap.I6:Overlap.I6" chart:label-cell-address="Overlap.I1:Overlap.I1" chart:class="chart:bar">
            <chart:data-point/>
          </chart:series>
          <chart:series chart:style-name="ch17" chart:values-cell-range-address="Overlap.J6:Overlap.J6" chart:label-cell-address="Overlap.J1:Overlap.J1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The Movies Dataset</text:p>
                <draw:g>
                  <svg:desc>Overlap.C1:Overlap.C1</svg:desc>
                </draw:g>
              </table:table-cell>
              <table:table-cell office:value-type="string">
                <text:p>Netflix</text:p>
                <draw:g>
                  <svg:desc>Overlap.D1:Overlap.D1</svg:desc>
                </draw:g>
              </table:table-cell>
              <table:table-cell office:value-type="string">
                <text:p>TMDB 350,000+ movies</text:p>
                <draw:g>
                  <svg:desc>Overlap.E1:Overlap.E1</svg:desc>
                </draw:g>
              </table:table-cell>
              <table:table-cell office:value-type="string">
                <text:p>Steam games data</text:p>
                <draw:g>
                  <svg:desc>Overlap.G1:Overlap.G1</svg:desc>
                </draw:g>
              </table:table-cell>
              <table:table-cell office:value-type="string">
                <text:p>Education</text:p>
                <draw:g>
                  <svg:desc>Overlap.H1:Overlap.H1</svg:desc>
                </draw:g>
              </table:table-cell>
              <table:table-cell office:value-type="string">
                <text:p>Finance</text:p>
                <draw:g>
                  <svg:desc>Overlap.I1:Overlap.I1</svg:desc>
                </draw:g>
              </table:table-cell>
              <table:table-cell office:value-type="string">
                <text:p>Services</text:p>
                <draw:g>
                  <svg:desc>Overlap.J1:Overlap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-terms</text:p>
                <draw:g>
                  <svg:desc>Overlap.A6:Overlap.A6</svg:desc>
                </draw:g>
              </table:table-cell>
              <table:table-cell office:value-type="float" office:value="0.030793">
                <text:p>0.030793</text:p>
                <draw:g>
                  <svg:desc>Overlap.F6:Overlap.F6</svg:desc>
                </draw:g>
              </table:table-cell>
              <table:table-cell office:value-type="float" office:value="0.979816">
                <text:p>0.979816</text:p>
                <draw:g>
                  <svg:desc>Overlap.B6:Overlap.B6</svg:desc>
                </draw:g>
              </table:table-cell>
              <table:table-cell office:value-type="float" office:value="0.030793">
                <text:p>0.030793</text:p>
                <draw:g>
                  <svg:desc>Overlap.F6:Overlap.F6</svg:desc>
                </draw:g>
              </table:table-cell>
              <table:table-cell office:value-type="float" office:value="0.979816">
                <text:p>0.979816</text:p>
                <draw:g>
                  <svg:desc>Overlap.B6:Overlap.B6</svg:desc>
                </draw:g>
              </table:table-cell>
              <table:table-cell office:value-type="float" office:value="0.272209">
                <text:p>0.272209</text:p>
                <draw:g>
                  <svg:desc>Overlap.C6:Overlap.C6</svg:desc>
                </draw:g>
              </table:table-cell>
              <table:table-cell office:value-type="float" office:value="0.330356">
                <text:p>0.330356</text:p>
                <draw:g>
                  <svg:desc>Overlap.D6:Overlap.D6</svg:desc>
                </draw:g>
              </table:table-cell>
              <table:table-cell office:value-type="float" office:value="0.682076">
                <text:p>0.682076</text:p>
                <draw:g>
                  <svg:desc>Overlap.E6:Overlap.E6</svg:desc>
                </draw:g>
              </table:table-cell>
              <table:table-cell office:value-type="float" office:value="0.016512">
                <text:p>0.016512</text:p>
                <draw:g>
                  <svg:desc>Overlap.G6:Overlap.G6</svg:desc>
                </draw:g>
              </table:table-cell>
              <table:table-cell office:value-type="float" office:value="0.088855">
                <text:p>0.088855</text:p>
                <draw:g>
                  <svg:desc>Overlap.H6:Overlap.H6</svg:desc>
                </draw:g>
              </table:table-cell>
              <table:table-cell office:value-type="float" office:value="0.006028">
                <text:p>0.006028</text:p>
                <draw:g>
                  <svg:desc>Overlap.I6:Overlap.I6</svg:desc>
                </draw:g>
              </table:table-cell>
              <table:table-cell office:value-type="float" office:value="0.0051">
                <text:p>0.0051</text:p>
                <draw:g>
                  <svg:desc>Overlap.J6:Overlap.J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159cm" svg:height="16.964cm" xlink:href=".." xlink:type="simple" chart:class="chart:bar" chart:style-name="ch1">
        <chart:legend chart:legend-position="end" svg:x="27.711cm" svg:y="6.191cm" style:legend-expansion="high" chart:style-name="ch2"/>
        <chart:plot-area chart:style-name="ch3" table:cell-range-address="Overlap.B1:Overlap.J10 Overlap.A2:Overlap.A10" chart:data-source-has-labels="both" svg:x="0.603cm" svg:y="0.339cm" svg:width="26.505cm" svg:height="16.286cm">
          <chart:coordinate-region svg:x="2.256cm" svg:y="0.538cm" svg:width="24.852cm" svg:height="12.919cm"/>
          <chart:axis chart:dimension="x" chart:name="primary-x" chart:style-name="ch4" chartooo:axis-type="auto">
            <chartooo:date-scale/>
            <chart:categories table:cell-range-address="Overlap.B1:Overlap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B2:Overlap.J2" chart:label-cell-address="Overlap.A2:Overlap.A2" chart:class="chart:bar">
            <chart:data-point chart:repeated="9"/>
          </chart:series>
          <chart:series chart:style-name="ch8" chart:values-cell-range-address="Overlap.B3:Overlap.J3" chart:label-cell-address="Overlap.A3:Overlap.A3" chart:class="chart:bar">
            <chart:data-point chart:repeated="9"/>
          </chart:series>
          <chart:series chart:style-name="ch9" chart:values-cell-range-address="Overlap.B4:Overlap.J4" chart:label-cell-address="Overlap.A4:Overlap.A4" chart:class="chart:bar">
            <chart:data-point chart:repeated="9"/>
          </chart:series>
          <chart:series chart:style-name="ch10" chart:values-cell-range-address="Overlap.B5:Overlap.J5" chart:label-cell-address="Overlap.A5:Overlap.A5" chart:class="chart:bar">
            <chart:data-point chart:repeated="9"/>
          </chart:series>
          <chart:series chart:style-name="ch11" chart:values-cell-range-address="Overlap.B6:Overlap.J6" chart:label-cell-address="Overlap.A6:Overlap.A6" chart:class="chart:bar">
            <chart:data-point chart:repeated="9"/>
          </chart:series>
          <chart:series chart:style-name="ch12" chart:values-cell-range-address="Overlap.B7:Overlap.J7" chart:label-cell-address="Overlap.A7:Overlap.A7" chart:class="chart:bar">
            <chart:data-point chart:repeated="9"/>
          </chart:series>
          <chart:series chart:style-name="ch13" chart:values-cell-range-address="Overlap.B8:Overlap.J8" chart:label-cell-address="Overlap.A8:Overlap.A8" chart:class="chart:bar">
            <chart:data-point chart:repeated="9"/>
          </chart:series>
          <chart:series chart:style-name="ch14" chart:values-cell-range-address="Overlap.B9:Overlap.J9" chart:label-cell-address="Overlap.A9:Overlap.A9" chart:class="chart:bar">
            <chart:data-point chart:repeated="9"/>
          </chart:series>
          <chart:series chart:style-name="ch15" chart:values-cell-range-address="Overlap.B10:Overlap.J10" chart:label-cell-address="Overlap.A10:Overlap.A10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an Movies</text:p>
                <draw:g>
                  <svg:desc>Overlap.B1:Overlap.J1</svg:desc>
                </draw:g>
              </table:table-cell>
              <table:table-cell office:value-type="string">
                <text:p>The Movies Dataset</text:p>
              </table:table-cell>
              <table:table-cell office:value-type="string">
                <text:p>Netflix</text:p>
              </table:table-cell>
              <table:table-cell office:value-type="string">
                <text:p>TMDB 350,000+ movies</text:p>
              </table:table-cell>
              <table:table-cell office:value-type="string">
                <text:p>Rotten Tomatoes</text:p>
              </table:table-cell>
              <table:table-cell office:value-type="string">
                <text:p>Steam games data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2</svg:desc>
                </draw:g>
              </table:table-cell>
              <table:table-cell office:value-type="float" office:value="0.975539">
                <text:p>0.975539</text:p>
                <draw:g>
                  <svg:desc>Overlap.B2:Overlap.J2</svg:desc>
                </draw:g>
              </table:table-cell>
              <table:table-cell office:value-type="float" office:value="0.233199">
                <text:p>0.233199</text:p>
              </table:table-cell>
              <table:table-cell office:value-type="float" office:value="0.308107">
                <text:p>0.308107</text:p>
              </table:table-cell>
              <table:table-cell office:value-type="float" office:value="0.621664">
                <text:p>0.621664</text:p>
              </table:table-cell>
              <table:table-cell office:value-type="float" office:value="0.030253">
                <text:p>0.030253</text:p>
              </table:table-cell>
              <table:table-cell office:value-type="float" office:value="0.015957">
                <text:p>0.015957</text:p>
              </table:table-cell>
              <table:table-cell office:value-type="float" office:value="0.087123">
                <text:p>0.087123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416">
                <text:p>0.005416</text:p>
              </table:table-cell>
            </table:table-row>
            <table:table-row>
              <table:table-cell office:value-type="string">
                <text:p>precision-tf</text:p>
                <draw:g>
                  <svg:desc>Overlap.A3:Overlap.A3</svg:desc>
                </draw:g>
              </table:table-cell>
              <table:table-cell office:value-type="float" office:value="0.979572">
                <text:p>0.979572</text:p>
                <draw:g>
                  <svg:desc>Overlap.B3:Overlap.J3</svg:desc>
                </draw:g>
              </table:table-cell>
              <table:table-cell office:value-type="float" office:value="0.27062">
                <text:p>0.27062</text:p>
              </table:table-cell>
              <table:table-cell office:value-type="float" office:value="0.329062">
                <text:p>0.329062</text:p>
              </table:table-cell>
              <table:table-cell office:value-type="float" office:value="0.673303">
                <text:p>0.673303</text:p>
              </table:table-cell>
              <table:table-cell office:value-type="float" office:value="0.030785">
                <text:p>0.030785</text:p>
              </table:table-cell>
              <table:table-cell office:value-type="float" office:value="0.016488">
                <text:p>0.016488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accuracy</text:p>
                <draw:g>
                  <svg:desc>Overlap.A4:Overlap.A4</svg:desc>
                </draw:g>
              </table:table-cell>
              <table:table-cell office:value-type="float" office:value="0.975539">
                <text:p>0.975539</text:p>
                <draw:g>
                  <svg:desc>Overlap.B4:Overlap.J4</svg:desc>
                </draw:g>
              </table:table-cell>
              <table:table-cell office:value-type="float" office:value="0.233201">
                <text:p>0.233201</text:p>
              </table:table-cell>
              <table:table-cell office:value-type="float" office:value="0.308514">
                <text:p>0.308514</text:p>
              </table:table-cell>
              <table:table-cell office:value-type="float" office:value="0.621686">
                <text:p>0.621686</text:p>
              </table:table-cell>
              <table:table-cell office:value-type="float" office:value="0.030253">
                <text:p>0.030253</text:p>
              </table:table-cell>
              <table:table-cell office:value-type="float" office:value="0.015959">
                <text:p>0.015959</text:p>
              </table:table-cell>
              <table:table-cell office:value-type="float" office:value="0.087134">
                <text:p>0.087134</text:p>
              </table:table-cell>
              <table:table-cell office:value-type="float" office:value="0.005922">
                <text:p>0.005922</text:p>
              </table:table-cell>
              <table:table-cell office:value-type="float" office:value="0.005415">
                <text:p>0.005415</text:p>
              </table:table-cell>
            </table:table-row>
            <table:table-row>
              <table:table-cell office:value-type="string">
                <text:p>no-expand</text:p>
                <draw:g>
                  <svg:desc>Overlap.A5:Overlap.A5</svg:desc>
                </draw:g>
              </table:table-cell>
              <table:table-cell office:value-type="float" office:value="0.962043">
                <text:p>0.962043</text:p>
                <draw:g>
                  <svg:desc>Overlap.B5:Overlap.J5</svg:desc>
                </draw:g>
              </table:table-cell>
              <table:table-cell office:value-type="float" office:value="0.23135">
                <text:p>0.23135</text:p>
              </table:table-cell>
              <table:table-cell office:value-type="float" office:value="0.221195">
                <text:p>0.221195</text:p>
              </table:table-cell>
              <table:table-cell office:value-type="float" office:value="0.393293">
                <text:p>0.393293</text:p>
              </table:table-cell>
              <table:table-cell office:value-type="float" office:value="0.016842">
                <text:p>0.016842</text:p>
              </table:table-cell>
              <table:table-cell office:value-type="float" office:value="0.015372">
                <text:p>0.015372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</table:table-row>
            <table:table-row>
              <table:table-cell office:value-type="string">
                <text:p>all-terms</text:p>
                <draw:g>
                  <svg:desc>Overlap.A6:Overlap.A6</svg:desc>
                </draw:g>
              </table:table-cell>
              <table:table-cell office:value-type="float" office:value="0.979816">
                <text:p>0.979816</text:p>
                <draw:g>
                  <svg:desc>Overlap.B6:Overlap.J6</svg:desc>
                </draw:g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30793">
                <text:p>0.030793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/>
                <draw:g>
                  <svg:desc>Overlap.A7:Overlap.A7</svg:desc>
                </draw:g>
              </table:table-cell>
              <table:table-cell office:value-type="float" office:value="NaN">
                <text:p>NaN</text:p>
                <draw:g>
                  <svg:desc>Overlap.B7:Overlap.J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8:Overlap.A8</svg:desc>
                </draw:g>
              </table:table-cell>
              <table:table-cell office:value-type="float" office:value="NaN">
                <text:p>NaN</text:p>
                <draw:g>
                  <svg:desc>Overlap.B8:Overlap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9:Overlap.A9</svg:desc>
                </draw:g>
              </table:table-cell>
              <table:table-cell office:value-type="float" office:value="NaN">
                <text:p>NaN</text:p>
                <draw:g>
                  <svg:desc>Overlap.B9:Overlap.J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10:Overlap.A10</svg:desc>
                </draw:g>
              </table:table-cell>
              <table:table-cell office:value-type="float" office:value="NaN">
                <text:p>NaN</text:p>
                <draw:g>
                  <svg:desc>Overlap.B10:Overlap.J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0.036cm" svg:height="16.895cm" xlink:href=".." xlink:type="simple" chart:class="chart:scatter" chart:style-name="ch1">
        <chart:legend chart:legend-position="end" svg:x="25.55cm" svg:y="5.658cm" style:legend-expansion="high" chart:style-name="ch2"/>
        <chart:plot-area chart:style-name="ch3" table:cell-range-address="Overlap.A2:Overlap.E10 Overlap.B1:Overlap.J1 Overlap.G2:Overlap.J10" chart:data-source-has-labels="both" svg:x="0.6cm" svg:y="0.337cm" svg:width="24.35cm" svg:height="16.221cm">
          <chart:coordinate-region svg:x="2.253cm" svg:y="0.537cm" svg:width="22.51cm" svg:height="15.374cm"/>
          <chart:axis chart:dimension="x" chart:name="primary-x" chart:style-name="ch4" chartooo:axis-type="auto">
            <chart:categories table:cell-range-address="Overlap.A2:Overlap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B2:Overlap.B10" chart:label-cell-address="Overlap.F1:Overlap.F1" chart:class="chart:scatter">
            <chart:data-point chart:repeated="9"/>
          </chart:series>
          <chart:series chart:style-name="ch8" chart:values-cell-range-address="Overlap.B2:Overlap.B10" chart:label-cell-address="Overlap.B1:Overlap.B1" chart:class="chart:scatter">
            <chart:data-point chart:repeated="9"/>
          </chart:series>
          <chart:series chart:style-name="ch9" chart:values-cell-range-address="Overlap.B2:Overlap.B10" chart:label-cell-address="Overlap.F1:Overlap.F1" chart:class="chart:scatter">
            <chart:data-point chart:repeated="9"/>
          </chart:series>
          <chart:series chart:style-name="ch10" chart:values-cell-range-address="Overlap.B2:Overlap.B10" chart:label-cell-address="Overlap.B1:Overlap.B1" chart:class="chart:scatter">
            <chart:data-point chart:repeated="9"/>
          </chart:series>
          <chart:series chart:style-name="ch11" chart:values-cell-range-address="Overlap.C2:Overlap.C10" chart:label-cell-address="Overlap.C1:Overlap.C1" chart:class="chart:scatter">
            <chart:data-point chart:repeated="9"/>
          </chart:series>
          <chart:series chart:style-name="ch12" chart:values-cell-range-address="Overlap.D2:Overlap.D10" chart:label-cell-address="Overlap.D1:Overlap.D1" chart:class="chart:scatter">
            <chart:data-point chart:repeated="9"/>
          </chart:series>
          <chart:series chart:style-name="ch13" chart:values-cell-range-address="Overlap.E2:Overlap.E10" chart:label-cell-address="Overlap.E1:Overlap.E1" chart:class="chart:scatter">
            <chart:data-point chart:repeated="9"/>
          </chart:series>
          <chart:series chart:style-name="ch14" chart:values-cell-range-address="Overlap.G2:Overlap.G10" chart:label-cell-address="Overlap.G1:Overlap.G1" chart:class="chart:scatter">
            <chart:data-point chart:repeated="9"/>
          </chart:series>
          <chart:series chart:style-name="ch15" chart:values-cell-range-address="Overlap.H2:Overlap.H10" chart:label-cell-address="Overlap.H1:Overlap.H1" chart:class="chart:scatter">
            <chart:data-point chart:repeated="9"/>
          </chart:series>
          <chart:series chart:style-name="ch16" chart:values-cell-range-address="Overlap.I2:Overlap.I10" chart:label-cell-address="Overlap.I1:Overlap.I1" chart:class="chart:scatter">
            <chart:data-point chart:repeated="9"/>
          </chart:series>
          <chart:series chart:style-name="ch17" chart:values-cell-range-address="Overlap.J2:Overlap.J10" chart:label-cell-address="Overlap.J1:Overlap.J1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The Movies Dataset</text:p>
                <draw:g>
                  <svg:desc>Overlap.C1:Overlap.C1</svg:desc>
                </draw:g>
              </table:table-cell>
              <table:table-cell office:value-type="string">
                <text:p>Netflix</text:p>
                <draw:g>
                  <svg:desc>Overlap.D1:Overlap.D1</svg:desc>
                </draw:g>
              </table:table-cell>
              <table:table-cell office:value-type="string">
                <text:p>TMDB 350,000+ movies</text:p>
                <draw:g>
                  <svg:desc>Overlap.E1:Overlap.E1</svg:desc>
                </draw:g>
              </table:table-cell>
              <table:table-cell office:value-type="string">
                <text:p>Steam games data</text:p>
                <draw:g>
                  <svg:desc>Overlap.G1:Overlap.G1</svg:desc>
                </draw:g>
              </table:table-cell>
              <table:table-cell office:value-type="string">
                <text:p>Education</text:p>
                <draw:g>
                  <svg:desc>Overlap.H1:Overlap.H1</svg:desc>
                </draw:g>
              </table:table-cell>
              <table:table-cell office:value-type="string">
                <text:p>Finance</text:p>
                <draw:g>
                  <svg:desc>Overlap.I1:Overlap.I1</svg:desc>
                </draw:g>
              </table:table-cell>
              <table:table-cell office:value-type="string">
                <text:p>Services</text:p>
                <draw:g>
                  <svg:desc>Overlap.J1:Overlap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233199">
                <text:p>0.233199</text:p>
                <draw:g>
                  <svg:desc>Overlap.C2:Overlap.C10</svg:desc>
                </draw:g>
              </table:table-cell>
              <table:table-cell office:value-type="float" office:value="0.308107">
                <text:p>0.308107</text:p>
                <draw:g>
                  <svg:desc>Overlap.D2:Overlap.D10</svg:desc>
                </draw:g>
              </table:table-cell>
              <table:table-cell office:value-type="float" office:value="0.621664">
                <text:p>0.621664</text:p>
                <draw:g>
                  <svg:desc>Overlap.E2:Overlap.E10</svg:desc>
                </draw:g>
              </table:table-cell>
              <table:table-cell office:value-type="float" office:value="0.015957">
                <text:p>0.015957</text:p>
                <draw:g>
                  <svg:desc>Overlap.G2:Overlap.G10</svg:desc>
                </draw:g>
              </table:table-cell>
              <table:table-cell office:value-type="float" office:value="0.087123">
                <text:p>0.087123</text:p>
                <draw:g>
                  <svg:desc>Overlap.H2:Overlap.H10</svg:desc>
                </draw:g>
              </table:table-cell>
              <table:table-cell office:value-type="float" office:value="0.005921">
                <text:p>0.005921</text:p>
                <draw:g>
                  <svg:desc>Overlap.I2:Overlap.I10</svg:desc>
                </draw:g>
              </table:table-cell>
              <table:table-cell office:value-type="float" office:value="0.005416">
                <text:p>0.005416</text:p>
                <draw:g>
                  <svg:desc>Overlap.J2:Overlap.J10</svg:desc>
                </draw:g>
              </table:table-cell>
            </table:table-row>
            <table:table-row>
              <table:table-cell office:value-type="string">
                <text:p>precision-tf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27062">
                <text:p>0.27062</text:p>
              </table:table-cell>
              <table:table-cell office:value-type="float" office:value="0.329062">
                <text:p>0.329062</text:p>
              </table:table-cell>
              <table:table-cell office:value-type="float" office:value="0.673303">
                <text:p>0.673303</text:p>
              </table:table-cell>
              <table:table-cell office:value-type="float" office:value="0.016488">
                <text:p>0.016488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975539">
                <text:p>0.975539</text:p>
              </table:table-cell>
              <table:table-cell office:value-type="float" office:value="0.975539">
                <text:p>0.975539</text:p>
              </table:table-cell>
              <table:table-cell office:value-type="float" office:value="0.975539">
                <text:p>0.975539</text:p>
              </table:table-cell>
              <table:table-cell office:value-type="float" office:value="0.975539">
                <text:p>0.975539</text:p>
              </table:table-cell>
              <table:table-cell office:value-type="float" office:value="0.233201">
                <text:p>0.233201</text:p>
              </table:table-cell>
              <table:table-cell office:value-type="float" office:value="0.308514">
                <text:p>0.308514</text:p>
              </table:table-cell>
              <table:table-cell office:value-type="float" office:value="0.621686">
                <text:p>0.621686</text:p>
              </table:table-cell>
              <table:table-cell office:value-type="float" office:value="0.015959">
                <text:p>0.015959</text:p>
              </table:table-cell>
              <table:table-cell office:value-type="float" office:value="0.087134">
                <text:p>0.087134</text:p>
              </table:table-cell>
              <table:table-cell office:value-type="float" office:value="0.005922">
                <text:p>0.005922</text:p>
              </table:table-cell>
              <table:table-cell office:value-type="float" office:value="0.005415">
                <text:p>0.005415</text:p>
              </table:table-cell>
            </table:table-row>
            <table:table-row>
              <table:table-cell office:value-type="string">
                <text:p>no-expand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23135">
                <text:p>0.23135</text:p>
              </table:table-cell>
              <table:table-cell office:value-type="float" office:value="0.221195">
                <text:p>0.221195</text:p>
              </table:table-cell>
              <table:table-cell office:value-type="float" office:value="0.393293">
                <text:p>0.393293</text:p>
              </table:table-cell>
              <table:table-cell office:value-type="float" office:value="0.015372">
                <text:p>0.015372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</table:table-row>
            <table:table-row>
              <table:table-cell office:value-type="string">
                <text:p>all-terms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59cm" svg:height="16.964cm" xlink:href=".." xlink:type="simple" chart:class="chart:bar" chart:style-name="ch1">
        <chart:title svg:x="7.217cm" svg:y="0.475cm" chart:style-name="ch2">
          <text:p>Overlap Coefficient comparing all-terms and all-terms-tf domain representation</text:p>
        </chart:title>
        <chart:legend chart:legend-position="end" svg:x="28.451cm" svg:y="7.934cm" style:legend-expansion="high" chart:style-name="ch3"/>
        <chart:plot-area chart:style-name="ch4" table:cell-range-address="Overlap.B1:Overlap.J1 Overlap.A8:Overlap.J9" chart:data-source-has-labels="both" svg:x="0.603cm" svg:y="1.593cm" svg:width="27.245cm" svg:height="15.032cm">
          <chart:coordinate-region svg:x="1.33cm" svg:y="1.792cm" svg:width="26.518cm" svg:height="11.664cm"/>
          <chart:axis chart:dimension="x" chart:name="primary-x" chart:style-name="ch5" chartooo:axis-type="auto">
            <chartooo:date-scale/>
            <chart:categories table:cell-range-address="Overlap.B1:Overlap.J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verlap.B8:Overlap.J8" chart:label-cell-address="Overlap.A8:Overlap.A8" chart:class="chart:bar">
            <chart:data-point chart:repeated="9"/>
          </chart:series>
          <chart:series chart:style-name="ch9" chart:values-cell-range-address="Overlap.B9:Overlap.J9" chart:label-cell-address="Overlap.A9:Overlap.A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an Movies</text:p>
                <draw:g>
                  <svg:desc>Overlap.B1:Overlap.J1</svg:desc>
                </draw:g>
              </table:table-cell>
              <table:table-cell office:value-type="string">
                <text:p>The Movies Dataset</text:p>
              </table:table-cell>
              <table:table-cell office:value-type="string">
                <text:p>Netflix</text:p>
              </table:table-cell>
              <table:table-cell office:value-type="string">
                <text:p>TMDB 350,000+ movies</text:p>
              </table:table-cell>
              <table:table-cell office:value-type="string">
                <text:p>Rotten Tomatoes</text:p>
              </table:table-cell>
              <table:table-cell office:value-type="string">
                <text:p>Steam games data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verlap.A8:Overlap.A8</svg:desc>
                </draw:g>
              </table:table-cell>
              <table:table-cell office:value-type="float" office:value="NaN">
                <text:p>NaN</text:p>
                <draw:g>
                  <svg:desc>Overlap.B8:Overlap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9:Overlap.A9</svg:desc>
                </draw:g>
              </table:table-cell>
              <table:table-cell office:value-type="float" office:value="NaN">
                <text:p>NaN</text:p>
                <draw:g>
                  <svg:desc>Overlap.B9:Overlap.J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159cm" svg:height="16.964cm" xlink:href=".." xlink:type="simple" chart:class="chart:bar" chart:style-name="ch1">
        <chart:legend chart:legend-position="end" svg:x="27.711cm" svg:y="6.191cm" style:legend-expansion="high" chart:style-name="ch2"/>
        <chart:plot-area chart:style-name="ch3" table:cell-range-address="Overlap.F1:Overlap.K6 Overlap.A2:Overlap.A10 Overlap.G7:Overlap.K10" chart:data-source-has-labels="both" svg:x="0.603cm" svg:y="0.339cm" svg:width="26.505cm" svg:height="16.286cm">
          <chart:coordinate-region svg:x="2.256cm" svg:y="0.539cm" svg:width="24.852cm" svg:height="13.498cm"/>
          <chart:axis chart:dimension="x" chart:name="primary-x" chart:style-name="ch4" chartooo:axis-type="auto">
            <chartooo:date-scale/>
            <chart:categories table:cell-range-address="Overlap.F1:Overlap.J1 Overlap.H1:Overlap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F2:Overlap.J2 Overlap.H2:Overlap.K2" chart:label-cell-address="Overlap.A2:Overlap.A2" chart:class="chart:bar">
            <chart:data-point chart:repeated="9"/>
          </chart:series>
          <chart:series chart:style-name="ch8" chart:values-cell-range-address="Overlap.F3:Overlap.J3 Overlap.H3:Overlap.K3" chart:label-cell-address="Overlap.A3:Overlap.A3" chart:class="chart:bar">
            <chart:data-point chart:repeated="9"/>
          </chart:series>
          <chart:series chart:style-name="ch9" chart:values-cell-range-address="Overlap.F4:Overlap.J4 Overlap.H4:Overlap.K4" chart:label-cell-address="Overlap.A4:Overlap.A4" chart:class="chart:bar">
            <chart:data-point chart:repeated="9"/>
          </chart:series>
          <chart:series chart:style-name="ch10" chart:values-cell-range-address="Overlap.F5:Overlap.J5 Overlap.H5:Overlap.K5" chart:label-cell-address="Overlap.A5:Overlap.A5" chart:class="chart:bar">
            <chart:data-point chart:repeated="9"/>
          </chart:series>
          <chart:series chart:style-name="ch11" chart:values-cell-range-address="Overlap.F6:Overlap.J6 Overlap.H6:Overlap.K6" chart:label-cell-address="Overlap.A6:Overlap.A6" chart:class="chart:bar">
            <chart:data-point chart:repeated="9"/>
          </chart:series>
          <chart:series chart:style-name="ch12" chart:values-cell-range-address="Overlap.G7:Overlap.J7 Overlap.H7:Overlap.K7" chart:label-cell-address="Overlap.A7:Overlap.A7" chart:class="chart:bar">
            <chart:data-point chart:repeated="8"/>
          </chart:series>
          <chart:series chart:style-name="ch13" chart:values-cell-range-address="Overlap.G8:Overlap.J8 Overlap.H8:Overlap.K8" chart:label-cell-address="Overlap.A8:Overlap.A8" chart:class="chart:bar">
            <chart:data-point chart:repeated="8"/>
          </chart:series>
          <chart:series chart:style-name="ch14" chart:values-cell-range-address="Overlap.G9:Overlap.J9 Overlap.H9:Overlap.K9" chart:label-cell-address="Overlap.A9:Overlap.A9" chart:class="chart:bar">
            <chart:data-point chart:repeated="8"/>
          </chart:series>
          <chart:series chart:style-name="ch15" chart:values-cell-range-address="Overlap.G10:Overlap.J10 Overlap.H10:Overlap.K10" chart:label-cell-address="Overlap.A10:Overlap.A10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tten Tomatoes</text:p>
                <draw:g>
                  <svg:desc>Overlap.F1:Overlap.J1 Overlap.H1:Overlap.K1</svg:desc>
                </draw:g>
              </table:table-cell>
              <table:table-cell office:value-type="string">
                <text:p>Steam games data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2</svg:desc>
                </draw:g>
              </table:table-cell>
              <table:table-cell office:value-type="float" office:value="0.030253">
                <text:p>0.030253</text:p>
                <draw:g>
                  <svg:desc>Overlap.F2:Overlap.J2 Overlap.H2:Overlap.K2</svg:desc>
                </draw:g>
              </table:table-cell>
              <table:table-cell office:value-type="float" office:value="0.015957">
                <text:p>0.015957</text:p>
              </table:table-cell>
              <table:table-cell office:value-type="float" office:value="0.087123">
                <text:p>0.087123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416">
                <text:p>0.005416</text:p>
              </table:table-cell>
              <table:table-cell office:value-type="float" office:value="0.087123">
                <text:p>0.087123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416">
                <text:p>0.005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cision-tf</text:p>
                <draw:g>
                  <svg:desc>Overlap.A3:Overlap.A3</svg:desc>
                </draw:g>
              </table:table-cell>
              <table:table-cell office:value-type="float" office:value="0.030785">
                <text:p>0.030785</text:p>
                <draw:g>
                  <svg:desc>Overlap.F3:Overlap.J3 Overlap.H3:Overlap.K3</svg:desc>
                </draw:g>
              </table:table-cell>
              <table:table-cell office:value-type="float" office:value="0.016488">
                <text:p>0.016488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curacy</text:p>
                <draw:g>
                  <svg:desc>Overlap.A4:Overlap.A4</svg:desc>
                </draw:g>
              </table:table-cell>
              <table:table-cell office:value-type="float" office:value="0.030253">
                <text:p>0.030253</text:p>
                <draw:g>
                  <svg:desc>Overlap.F4:Overlap.J4 Overlap.H4:Overlap.K4</svg:desc>
                </draw:g>
              </table:table-cell>
              <table:table-cell office:value-type="float" office:value="0.015959">
                <text:p>0.015959</text:p>
              </table:table-cell>
              <table:table-cell office:value-type="float" office:value="0.087134">
                <text:p>0.087134</text:p>
              </table:table-cell>
              <table:table-cell office:value-type="float" office:value="0.005922">
                <text:p>0.005922</text:p>
              </table:table-cell>
              <table:table-cell office:value-type="float" office:value="0.005415">
                <text:p>0.005415</text:p>
              </table:table-cell>
              <table:table-cell office:value-type="float" office:value="0.087134">
                <text:p>0.087134</text:p>
              </table:table-cell>
              <table:table-cell office:value-type="float" office:value="0.005922">
                <text:p>0.005922</text:p>
              </table:table-cell>
              <table:table-cell office:value-type="float" office:value="0.005415">
                <text:p>0.00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-expand</text:p>
                <draw:g>
                  <svg:desc>Overlap.A5:Overlap.A5</svg:desc>
                </draw:g>
              </table:table-cell>
              <table:table-cell office:value-type="float" office:value="0.016842">
                <text:p>0.016842</text:p>
                <draw:g>
                  <svg:desc>Overlap.F5:Overlap.J5 Overlap.H5:Overlap.K5</svg:desc>
                </draw:g>
              </table:table-cell>
              <table:table-cell office:value-type="float" office:value="0.015372">
                <text:p>0.015372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l-terms</text:p>
                <draw:g>
                  <svg:desc>Overlap.A6:Overlap.A6</svg:desc>
                </draw:g>
              </table:table-cell>
              <table:table-cell office:value-type="float" office:value="0.030793">
                <text:p>0.030793</text:p>
                <draw:g>
                  <svg:desc>Overlap.F6:Overlap.J6 Overlap.H6:Overlap.K6</svg:desc>
                </draw:g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7:Overlap.A7</svg:desc>
                </draw:g>
              </table:table-cell>
              <table:table-cell office:value-type="float" office:value="NaN">
                <text:p>NaN</text:p>
                <draw:g>
                  <svg:desc>Overlap.G7:Overlap.J7 Overlap.H7:Overlap.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8:Overlap.A8</svg:desc>
                </draw:g>
              </table:table-cell>
              <table:table-cell office:value-type="float" office:value="NaN">
                <text:p>NaN</text:p>
                <draw:g>
                  <svg:desc>Overlap.G8:Overlap.J8 Overlap.H8:Overlap.K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9:Overlap.A9</svg:desc>
                </draw:g>
              </table:table-cell>
              <table:table-cell office:value-type="float" office:value="NaN">
                <text:p>NaN</text:p>
                <draw:g>
                  <svg:desc>Overlap.G9:Overlap.J9 Overlap.H9:Overlap.K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10:Overlap.A10</svg:desc>
                </draw:g>
              </table:table-cell>
              <table:table-cell office:value-type="float" office:value="NaN">
                <text:p>NaN</text:p>
                <draw:g>
                  <svg:desc>Overlap.G10:Overlap.J10 Overlap.H10:Overlap.K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59cm" svg:height="16.964cm" xlink:href=".." xlink:type="simple" chart:class="chart:bar" chart:style-name="ch1">
        <chart:title svg:x="9.268cm" svg:y="0.475cm" chart:style-name="ch2">
          <text:p>Overlap Coefficient using precision domain representation</text:p>
        </chart:title>
        <chart:plot-area chart:style-name="ch3" table:cell-range-address="Overlap.B1:Overlap.J2 Overlap.A2:Overlap.A2" chart:data-source-has-labels="both" svg:x="0.603cm" svg:y="1.593cm" svg:width="28.953cm" svg:height="15.032cm">
          <chart:coordinate-region svg:x="2.256cm" svg:y="1.792cm" svg:width="27.3cm" svg:height="11.664cm"/>
          <chart:axis chart:dimension="x" chart:name="primary-x" chart:style-name="ch4" chartooo:axis-type="auto">
            <chartooo:date-scale/>
            <chart:categories table:cell-range-address="Overlap.B1:Overlap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B2:Overlap.J2" chart:label-cell-address="Overlap.A2:Overlap.A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an Movies</text:p>
                <draw:g>
                  <svg:desc>Overlap.B1:Overlap.J1</svg:desc>
                </draw:g>
              </table:table-cell>
              <table:table-cell office:value-type="string">
                <text:p>The Movies Dataset</text:p>
              </table:table-cell>
              <table:table-cell office:value-type="string">
                <text:p>Netflix</text:p>
              </table:table-cell>
              <table:table-cell office:value-type="string">
                <text:p>TMDB 350,000+ movies</text:p>
              </table:table-cell>
              <table:table-cell office:value-type="string">
                <text:p>Rotten Tomatoes</text:p>
              </table:table-cell>
              <table:table-cell office:value-type="string">
                <text:p>Steam games data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2</svg:desc>
                </draw:g>
              </table:table-cell>
              <table:table-cell office:value-type="float" office:value="0.975539">
                <text:p>0.975539</text:p>
                <draw:g>
                  <svg:desc>Overlap.B2:Overlap.J2</svg:desc>
                </draw:g>
              </table:table-cell>
              <table:table-cell office:value-type="float" office:value="0.233199">
                <text:p>0.233199</text:p>
              </table:table-cell>
              <table:table-cell office:value-type="float" office:value="0.308107">
                <text:p>0.308107</text:p>
              </table:table-cell>
              <table:table-cell office:value-type="float" office:value="0.621664">
                <text:p>0.621664</text:p>
              </table:table-cell>
              <table:table-cell office:value-type="float" office:value="0.030253">
                <text:p>0.030253</text:p>
              </table:table-cell>
              <table:table-cell office:value-type="float" office:value="0.015957">
                <text:p>0.015957</text:p>
              </table:table-cell>
              <table:table-cell office:value-type="float" office:value="0.087123">
                <text:p>0.087123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416">
                <text:p>0.005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59cm" svg:height="16.964cm" xlink:href=".." xlink:type="simple" chart:class="chart:bar" chart:style-name="ch1">
        <chart:title svg:x="7.402cm" svg:y="0.475cm" chart:style-name="ch2">
          <text:p>Overlap Coefficient comparing precision and all-terms domain representation</text:p>
        </chart:title>
        <chart:legend chart:legend-position="end" svg:x="28.028cm" svg:y="7.934cm" style:legend-expansion="high" chart:style-name="ch3"/>
        <chart:plot-area chart:style-name="ch4" table:cell-range-address="Overlap.B1:Overlap.J2 Overlap.A2:Overlap.A2 Overlap.A8:Overlap.J8" chart:data-source-has-labels="both" svg:x="0.603cm" svg:y="1.593cm" svg:width="26.822cm" svg:height="15.032cm">
          <chart:coordinate-region svg:x="1.33cm" svg:y="1.792cm" svg:width="26.095cm" svg:height="11.664cm"/>
          <chart:axis chart:dimension="x" chart:name="primary-x" chart:style-name="ch5" chartooo:axis-type="auto">
            <chartooo:date-scale/>
            <chart:categories table:cell-range-address="Overlap.B1:Overlap.J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verlap.B2:Overlap.J2" chart:label-cell-address="Overlap.A2:Overlap.A2" chart:class="chart:bar">
            <chart:data-point chart:repeated="9"/>
          </chart:series>
          <chart:series chart:style-name="ch9" chart:values-cell-range-address="Overlap.B8:Overlap.J8" chart:label-cell-address="Overlap.A8:Overlap.A8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an Movies</text:p>
                <draw:g>
                  <svg:desc>Overlap.B1:Overlap.J1</svg:desc>
                </draw:g>
              </table:table-cell>
              <table:table-cell office:value-type="string">
                <text:p>The Movies Dataset</text:p>
              </table:table-cell>
              <table:table-cell office:value-type="string">
                <text:p>Netflix</text:p>
              </table:table-cell>
              <table:table-cell office:value-type="string">
                <text:p>TMDB 350,000+ movies</text:p>
              </table:table-cell>
              <table:table-cell office:value-type="string">
                <text:p>Rotten Tomatoes</text:p>
              </table:table-cell>
              <table:table-cell office:value-type="string">
                <text:p>Steam games data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2</svg:desc>
                </draw:g>
              </table:table-cell>
              <table:table-cell office:value-type="float" office:value="0.975539">
                <text:p>0.975539</text:p>
                <draw:g>
                  <svg:desc>Overlap.B2:Overlap.J2</svg:desc>
                </draw:g>
              </table:table-cell>
              <table:table-cell office:value-type="float" office:value="0.233199">
                <text:p>0.233199</text:p>
              </table:table-cell>
              <table:table-cell office:value-type="float" office:value="0.308107">
                <text:p>0.308107</text:p>
              </table:table-cell>
              <table:table-cell office:value-type="float" office:value="0.621664">
                <text:p>0.621664</text:p>
              </table:table-cell>
              <table:table-cell office:value-type="float" office:value="0.030253">
                <text:p>0.030253</text:p>
              </table:table-cell>
              <table:table-cell office:value-type="float" office:value="0.015957">
                <text:p>0.015957</text:p>
              </table:table-cell>
              <table:table-cell office:value-type="float" office:value="0.087123">
                <text:p>0.087123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416">
                <text:p>0.005416</text:p>
              </table:table-cell>
            </table:table-row>
            <table:table-row>
              <table:table-cell office:value-type="string">
                <text:p/>
                <draw:g>
                  <svg:desc>Overlap.A8:Overlap.A8</svg:desc>
                </draw:g>
              </table:table-cell>
              <table:table-cell office:value-type="float" office:value="NaN">
                <text:p>NaN</text:p>
                <draw:g>
                  <svg:desc>Overlap.B8:Overlap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0.185cm" svg:height="16.979cm" xlink:href=".." xlink:type="simple" chart:class="chart:bar" chart:style-name="ch1">
        <chart:legend chart:legend-position="end" svg:x="25.699cm" svg:y="5.7cm" style:legend-expansion="high" chart:style-name="ch2"/>
        <chart:plot-area chart:style-name="ch3" table:cell-range-address="Overlap.A2:Overlap.E10 Overlap.B1:Overlap.J1 Overlap.G2:Overlap.J10" chart:data-source-has-labels="both" svg:x="1.614cm" svg:y="0.339cm" svg:width="23.482cm" svg:height="15.32cm">
          <chart:coordinate-region svg:x="3.267cm" svg:y="0.538cm" svg:width="21.829cm" svg:height="14.474cm"/>
          <chart:axis chart:dimension="x" chart:name="primary-x" chart:style-name="ch4" chartooo:axis-type="auto">
            <chartooo:date-scale/>
            <chart:title svg:x="11.181cm" svg:y="15.998cm" chart:style-name="ch5">
              <text:p>Domain Representation Type</text:p>
            </chart:title>
            <chart:categories table:cell-range-address="Overlap.A2:Overlap.A10"/>
            <chart:grid chart:style-name="ch6" chart:class="major"/>
          </chart:axis>
          <chart:axis chart:dimension="y" chart:name="primary-y" chart:style-name="ch7">
            <chart:title svg:x="0.451cm" svg:y="9.432cm" chart:style-name="ch8">
              <text:p>Overlap Coefficient</text:p>
            </chart:title>
            <chart:grid chart:style-name="ch6" chart:class="major"/>
          </chart:axis>
          <chart:series chart:style-name="ch9" chart:values-cell-range-address="Overlap.B2:Overlap.B10" chart:label-cell-address="Overlap.F1:Overlap.F1" chart:class="chart:bar">
            <chart:data-point chart:repeated="9"/>
          </chart:series>
          <chart:series chart:style-name="ch10" chart:values-cell-range-address="Overlap.B2:Overlap.B10" chart:label-cell-address="Overlap.B1:Overlap.B1" chart:class="chart:bar">
            <chart:data-point chart:repeated="9"/>
          </chart:series>
          <chart:series chart:style-name="ch11" chart:values-cell-range-address="Overlap.B2:Overlap.B10" chart:label-cell-address="Overlap.F1:Overlap.F1" chart:class="chart:bar">
            <chart:data-point chart:repeated="9"/>
          </chart:series>
          <chart:series chart:style-name="ch12" chart:values-cell-range-address="Overlap.B2:Overlap.B10" chart:label-cell-address="Overlap.B1:Overlap.B1" chart:class="chart:bar">
            <chart:data-point chart:repeated="9"/>
          </chart:series>
          <chart:series chart:style-name="ch13" chart:values-cell-range-address="Overlap.C2:Overlap.C10" chart:label-cell-address="Overlap.C1:Overlap.C1" chart:class="chart:bar">
            <chart:data-point chart:repeated="9"/>
          </chart:series>
          <chart:series chart:style-name="ch14" chart:values-cell-range-address="Overlap.D2:Overlap.D10" chart:label-cell-address="Overlap.D1:Overlap.D1" chart:class="chart:bar">
            <chart:data-point chart:repeated="9"/>
          </chart:series>
          <chart:series chart:style-name="ch15" chart:values-cell-range-address="Overlap.E2:Overlap.E10" chart:label-cell-address="Overlap.E1:Overlap.E1" chart:class="chart:bar">
            <chart:data-point chart:repeated="9"/>
          </chart:series>
          <chart:series chart:style-name="ch16" chart:values-cell-range-address="Overlap.G2:Overlap.G10" chart:label-cell-address="Overlap.G1:Overlap.G1" chart:class="chart:bar">
            <chart:data-point chart:repeated="9"/>
          </chart:series>
          <chart:series chart:style-name="ch17" chart:values-cell-range-address="Overlap.H2:Overlap.H10" chart:label-cell-address="Overlap.H1:Overlap.H1" chart:class="chart:bar">
            <chart:data-point chart:repeated="9"/>
          </chart:series>
          <chart:series chart:style-name="ch18" chart:values-cell-range-address="Overlap.I2:Overlap.I10" chart:label-cell-address="Overlap.I1:Overlap.I1" chart:class="chart:bar">
            <chart:data-point chart:repeated="9"/>
          </chart:series>
          <chart:series chart:style-name="ch19" chart:values-cell-range-address="Overlap.J2:Overlap.J10" chart:label-cell-address="Overlap.J1:Overlap.J1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The Movies Dataset</text:p>
                <draw:g>
                  <svg:desc>Overlap.C1:Overlap.C1</svg:desc>
                </draw:g>
              </table:table-cell>
              <table:table-cell office:value-type="string">
                <text:p>Netflix</text:p>
                <draw:g>
                  <svg:desc>Overlap.D1:Overlap.D1</svg:desc>
                </draw:g>
              </table:table-cell>
              <table:table-cell office:value-type="string">
                <text:p>TMDB 350,000+ movies</text:p>
                <draw:g>
                  <svg:desc>Overlap.E1:Overlap.E1</svg:desc>
                </draw:g>
              </table:table-cell>
              <table:table-cell office:value-type="string">
                <text:p>Steam games data</text:p>
                <draw:g>
                  <svg:desc>Overlap.G1:Overlap.G1</svg:desc>
                </draw:g>
              </table:table-cell>
              <table:table-cell office:value-type="string">
                <text:p>Education</text:p>
                <draw:g>
                  <svg:desc>Overlap.H1:Overlap.H1</svg:desc>
                </draw:g>
              </table:table-cell>
              <table:table-cell office:value-type="string">
                <text:p>Finance</text:p>
                <draw:g>
                  <svg:desc>Overlap.I1:Overlap.I1</svg:desc>
                </draw:g>
              </table:table-cell>
              <table:table-cell office:value-type="string">
                <text:p>Services</text:p>
                <draw:g>
                  <svg:desc>Overlap.J1:Overlap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233199">
                <text:p>0.233199</text:p>
                <draw:g>
                  <svg:desc>Overlap.C2:Overlap.C10</svg:desc>
                </draw:g>
              </table:table-cell>
              <table:table-cell office:value-type="float" office:value="0.308107">
                <text:p>0.308107</text:p>
                <draw:g>
                  <svg:desc>Overlap.D2:Overlap.D10</svg:desc>
                </draw:g>
              </table:table-cell>
              <table:table-cell office:value-type="float" office:value="0.621664">
                <text:p>0.621664</text:p>
                <draw:g>
                  <svg:desc>Overlap.E2:Overlap.E10</svg:desc>
                </draw:g>
              </table:table-cell>
              <table:table-cell office:value-type="float" office:value="0.015957">
                <text:p>0.015957</text:p>
                <draw:g>
                  <svg:desc>Overlap.G2:Overlap.G10</svg:desc>
                </draw:g>
              </table:table-cell>
              <table:table-cell office:value-type="float" office:value="0.087123">
                <text:p>0.087123</text:p>
                <draw:g>
                  <svg:desc>Overlap.H2:Overlap.H10</svg:desc>
                </draw:g>
              </table:table-cell>
              <table:table-cell office:value-type="float" office:value="0.005921">
                <text:p>0.005921</text:p>
                <draw:g>
                  <svg:desc>Overlap.I2:Overlap.I10</svg:desc>
                </draw:g>
              </table:table-cell>
              <table:table-cell office:value-type="float" office:value="0.005416">
                <text:p>0.005416</text:p>
                <draw:g>
                  <svg:desc>Overlap.J2:Overlap.J10</svg:desc>
                </draw:g>
              </table:table-cell>
            </table:table-row>
            <table:table-row>
              <table:table-cell office:value-type="string">
                <text:p>precision-tf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27062">
                <text:p>0.27062</text:p>
              </table:table-cell>
              <table:table-cell office:value-type="float" office:value="0.329062">
                <text:p>0.329062</text:p>
              </table:table-cell>
              <table:table-cell office:value-type="float" office:value="0.673303">
                <text:p>0.673303</text:p>
              </table:table-cell>
              <table:table-cell office:value-type="float" office:value="0.016488">
                <text:p>0.016488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975539">
                <text:p>0.975539</text:p>
              </table:table-cell>
              <table:table-cell office:value-type="float" office:value="0.975539">
                <text:p>0.975539</text:p>
              </table:table-cell>
              <table:table-cell office:value-type="float" office:value="0.975539">
                <text:p>0.975539</text:p>
              </table:table-cell>
              <table:table-cell office:value-type="float" office:value="0.975539">
                <text:p>0.975539</text:p>
              </table:table-cell>
              <table:table-cell office:value-type="float" office:value="0.233201">
                <text:p>0.233201</text:p>
              </table:table-cell>
              <table:table-cell office:value-type="float" office:value="0.308514">
                <text:p>0.308514</text:p>
              </table:table-cell>
              <table:table-cell office:value-type="float" office:value="0.621686">
                <text:p>0.621686</text:p>
              </table:table-cell>
              <table:table-cell office:value-type="float" office:value="0.015959">
                <text:p>0.015959</text:p>
              </table:table-cell>
              <table:table-cell office:value-type="float" office:value="0.087134">
                <text:p>0.087134</text:p>
              </table:table-cell>
              <table:table-cell office:value-type="float" office:value="0.005922">
                <text:p>0.005922</text:p>
              </table:table-cell>
              <table:table-cell office:value-type="float" office:value="0.005415">
                <text:p>0.005415</text:p>
              </table:table-cell>
            </table:table-row>
            <table:table-row>
              <table:table-cell office:value-type="string">
                <text:p>no-expand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23135">
                <text:p>0.23135</text:p>
              </table:table-cell>
              <table:table-cell office:value-type="float" office:value="0.221195">
                <text:p>0.221195</text:p>
              </table:table-cell>
              <table:table-cell office:value-type="float" office:value="0.393293">
                <text:p>0.393293</text:p>
              </table:table-cell>
              <table:table-cell office:value-type="float" office:value="0.015372">
                <text:p>0.015372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</table:table-row>
            <table:table-row>
              <table:table-cell office:value-type="string">
                <text:p>all-terms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0.185cm" svg:height="16.979cm" xlink:href=".." xlink:type="simple" chart:class="chart:bar" chart:style-name="ch1">
        <chart:legend chart:legend-position="end" svg:x="25.699cm" svg:y="5.7cm" style:legend-expansion="high" chart:style-name="ch2"/>
        <chart:plot-area chart:style-name="ch3" table:cell-range-address="Overlap.A2:Overlap.E10 Overlap.B1:Overlap.J1 Overlap.G2:Overlap.J10" chart:data-source-has-labels="both" svg:x="1.614cm" svg:y="0.339cm" svg:width="23.482cm" svg:height="15.32cm">
          <chart:coordinate-region svg:x="3.267cm" svg:y="0.538cm" svg:width="21.829cm" svg:height="14.474cm"/>
          <chart:axis chart:dimension="x" chart:name="primary-x" chart:style-name="ch4" chartooo:axis-type="auto">
            <chartooo:date-scale/>
            <chart:title svg:x="11.181cm" svg:y="15.998cm" chart:style-name="ch5">
              <text:p>Domain Representation Type</text:p>
            </chart:title>
            <chart:categories table:cell-range-address="Overlap.A2:Overlap.A10"/>
            <chart:grid chart:style-name="ch6" chart:class="major"/>
          </chart:axis>
          <chart:axis chart:dimension="y" chart:name="primary-y" chart:style-name="ch7">
            <chart:title svg:x="0.451cm" svg:y="10.371cm" chart:style-name="ch8">
              <text:p>Overlap Coefficient (logarithmic)</text:p>
            </chart:title>
            <chart:grid chart:style-name="ch6" chart:class="major"/>
          </chart:axis>
          <chart:series chart:style-name="ch9" chart:values-cell-range-address="Overlap.B2:Overlap.B10" chart:label-cell-address="Overlap.F1:Overlap.F1" chart:class="chart:bar">
            <chart:data-point chart:repeated="9"/>
          </chart:series>
          <chart:series chart:style-name="ch10" chart:values-cell-range-address="Overlap.B2:Overlap.B10" chart:label-cell-address="Overlap.B1:Overlap.B1" chart:class="chart:bar">
            <chart:data-point chart:repeated="9"/>
          </chart:series>
          <chart:series chart:style-name="ch11" chart:values-cell-range-address="Overlap.B2:Overlap.B10" chart:label-cell-address="Overlap.F1:Overlap.F1" chart:class="chart:bar">
            <chart:data-point chart:repeated="9"/>
          </chart:series>
          <chart:series chart:style-name="ch12" chart:values-cell-range-address="Overlap.B2:Overlap.B10" chart:label-cell-address="Overlap.B1:Overlap.B1" chart:class="chart:bar">
            <chart:data-point chart:repeated="9"/>
          </chart:series>
          <chart:series chart:style-name="ch13" chart:values-cell-range-address="Overlap.C2:Overlap.C10" chart:label-cell-address="Overlap.C1:Overlap.C1" chart:class="chart:bar">
            <chart:data-point chart:repeated="9"/>
          </chart:series>
          <chart:series chart:style-name="ch14" chart:values-cell-range-address="Overlap.D2:Overlap.D10" chart:label-cell-address="Overlap.D1:Overlap.D1" chart:class="chart:bar">
            <chart:data-point chart:repeated="9"/>
          </chart:series>
          <chart:series chart:style-name="ch15" chart:values-cell-range-address="Overlap.E2:Overlap.E10" chart:label-cell-address="Overlap.E1:Overlap.E1" chart:class="chart:bar">
            <chart:data-point chart:repeated="9"/>
          </chart:series>
          <chart:series chart:style-name="ch16" chart:values-cell-range-address="Overlap.G2:Overlap.G10" chart:label-cell-address="Overlap.G1:Overlap.G1" chart:class="chart:bar">
            <chart:data-point chart:repeated="9"/>
          </chart:series>
          <chart:series chart:style-name="ch17" chart:values-cell-range-address="Overlap.H2:Overlap.H10" chart:label-cell-address="Overlap.H1:Overlap.H1" chart:class="chart:bar">
            <chart:data-point chart:repeated="9"/>
          </chart:series>
          <chart:series chart:style-name="ch18" chart:values-cell-range-address="Overlap.I2:Overlap.I10" chart:label-cell-address="Overlap.I1:Overlap.I1" chart:class="chart:bar">
            <chart:data-point chart:repeated="9"/>
          </chart:series>
          <chart:series chart:style-name="ch19" chart:values-cell-range-address="Overlap.J2:Overlap.J10" chart:label-cell-address="Overlap.J1:Overlap.J1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The Movies Dataset</text:p>
                <draw:g>
                  <svg:desc>Overlap.C1:Overlap.C1</svg:desc>
                </draw:g>
              </table:table-cell>
              <table:table-cell office:value-type="string">
                <text:p>Netflix</text:p>
                <draw:g>
                  <svg:desc>Overlap.D1:Overlap.D1</svg:desc>
                </draw:g>
              </table:table-cell>
              <table:table-cell office:value-type="string">
                <text:p>TMDB 350,000+ movies</text:p>
                <draw:g>
                  <svg:desc>Overlap.E1:Overlap.E1</svg:desc>
                </draw:g>
              </table:table-cell>
              <table:table-cell office:value-type="string">
                <text:p>Steam games data</text:p>
                <draw:g>
                  <svg:desc>Overlap.G1:Overlap.G1</svg:desc>
                </draw:g>
              </table:table-cell>
              <table:table-cell office:value-type="string">
                <text:p>Education</text:p>
                <draw:g>
                  <svg:desc>Overlap.H1:Overlap.H1</svg:desc>
                </draw:g>
              </table:table-cell>
              <table:table-cell office:value-type="string">
                <text:p>Finance</text:p>
                <draw:g>
                  <svg:desc>Overlap.I1:Overlap.I1</svg:desc>
                </draw:g>
              </table:table-cell>
              <table:table-cell office:value-type="string">
                <text:p>Services</text:p>
                <draw:g>
                  <svg:desc>Overlap.J1:Overlap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233199">
                <text:p>0.233199</text:p>
                <draw:g>
                  <svg:desc>Overlap.C2:Overlap.C10</svg:desc>
                </draw:g>
              </table:table-cell>
              <table:table-cell office:value-type="float" office:value="0.308107">
                <text:p>0.308107</text:p>
                <draw:g>
                  <svg:desc>Overlap.D2:Overlap.D10</svg:desc>
                </draw:g>
              </table:table-cell>
              <table:table-cell office:value-type="float" office:value="0.621664">
                <text:p>0.621664</text:p>
                <draw:g>
                  <svg:desc>Overlap.E2:Overlap.E10</svg:desc>
                </draw:g>
              </table:table-cell>
              <table:table-cell office:value-type="float" office:value="0.015957">
                <text:p>0.015957</text:p>
                <draw:g>
                  <svg:desc>Overlap.G2:Overlap.G10</svg:desc>
                </draw:g>
              </table:table-cell>
              <table:table-cell office:value-type="float" office:value="0.087123">
                <text:p>0.087123</text:p>
                <draw:g>
                  <svg:desc>Overlap.H2:Overlap.H10</svg:desc>
                </draw:g>
              </table:table-cell>
              <table:table-cell office:value-type="float" office:value="0.005921">
                <text:p>0.005921</text:p>
                <draw:g>
                  <svg:desc>Overlap.I2:Overlap.I10</svg:desc>
                </draw:g>
              </table:table-cell>
              <table:table-cell office:value-type="float" office:value="0.005416">
                <text:p>0.005416</text:p>
                <draw:g>
                  <svg:desc>Overlap.J2:Overlap.J10</svg:desc>
                </draw:g>
              </table:table-cell>
            </table:table-row>
            <table:table-row>
              <table:table-cell office:value-type="string">
                <text:p>precision-tf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27062">
                <text:p>0.27062</text:p>
              </table:table-cell>
              <table:table-cell office:value-type="float" office:value="0.329062">
                <text:p>0.329062</text:p>
              </table:table-cell>
              <table:table-cell office:value-type="float" office:value="0.673303">
                <text:p>0.673303</text:p>
              </table:table-cell>
              <table:table-cell office:value-type="float" office:value="0.016488">
                <text:p>0.016488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975539">
                <text:p>0.975539</text:p>
              </table:table-cell>
              <table:table-cell office:value-type="float" office:value="0.975539">
                <text:p>0.975539</text:p>
              </table:table-cell>
              <table:table-cell office:value-type="float" office:value="0.975539">
                <text:p>0.975539</text:p>
              </table:table-cell>
              <table:table-cell office:value-type="float" office:value="0.975539">
                <text:p>0.975539</text:p>
              </table:table-cell>
              <table:table-cell office:value-type="float" office:value="0.233201">
                <text:p>0.233201</text:p>
              </table:table-cell>
              <table:table-cell office:value-type="float" office:value="0.308514">
                <text:p>0.308514</text:p>
              </table:table-cell>
              <table:table-cell office:value-type="float" office:value="0.621686">
                <text:p>0.621686</text:p>
              </table:table-cell>
              <table:table-cell office:value-type="float" office:value="0.015959">
                <text:p>0.015959</text:p>
              </table:table-cell>
              <table:table-cell office:value-type="float" office:value="0.087134">
                <text:p>0.087134</text:p>
              </table:table-cell>
              <table:table-cell office:value-type="float" office:value="0.005922">
                <text:p>0.005922</text:p>
              </table:table-cell>
              <table:table-cell office:value-type="float" office:value="0.005415">
                <text:p>0.005415</text:p>
              </table:table-cell>
            </table:table-row>
            <table:table-row>
              <table:table-cell office:value-type="string">
                <text:p>no-expand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23135">
                <text:p>0.23135</text:p>
              </table:table-cell>
              <table:table-cell office:value-type="float" office:value="0.221195">
                <text:p>0.221195</text:p>
              </table:table-cell>
              <table:table-cell office:value-type="float" office:value="0.393293">
                <text:p>0.393293</text:p>
              </table:table-cell>
              <table:table-cell office:value-type="float" office:value="0.015372">
                <text:p>0.015372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</table:table-row>
            <table:table-row>
              <table:table-cell office:value-type="string">
                <text:p>all-terms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335cm" svg:y="4.201cm" style:legend-expansion="high" chart:style-name="ch2"/>
        <chart:plot-area chart:style-name="ch3" table:cell-range-address="Overlap.A2:Overlap.A10 Overlap.G1:Overlap.G10" chart:data-source-has-labels="both" svg:x="0.32cm" svg:y="0.18cm" svg:width="11.695cm" svg:height="8.64cm">
          <chart:coordinate-region svg:x="1.973cm" svg:y="0.379cm" svg:width="10.042cm" svg:height="6.713cm"/>
          <chart:axis chart:dimension="x" chart:name="primary-x" chart:style-name="ch4" chartooo:axis-type="auto">
            <chartooo:date-scale/>
            <chart:categories table:cell-range-address="Overlap.A2:Overlap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G2:Overlap.G10" chart:label-cell-address="Overlap.G1:Overlap.G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am games data</text:p>
                <draw:g>
                  <svg:desc>Overlap.G1:Overla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10</svg:desc>
                </draw:g>
              </table:table-cell>
              <table:table-cell office:value-type="float" office:value="0.015957">
                <text:p>0.015957</text:p>
                <draw:g>
                  <svg:desc>Overlap.G2:Overlap.G10</svg:desc>
                </draw:g>
              </table:table-cell>
            </table:table-row>
            <table:table-row>
              <table:table-cell office:value-type="string">
                <text:p>precision-tf</text:p>
              </table:table-cell>
              <table:table-cell office:value-type="float" office:value="0.016488">
                <text:p>0.016488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015959">
                <text:p>0.015959</text:p>
              </table:table-cell>
            </table:table-row>
            <table:table-row>
              <table:table-cell office:value-type="string">
                <text:p>no-expand</text:p>
              </table:table-cell>
              <table:table-cell office:value-type="float" office:value="0.015372">
                <text:p>0.015372</text:p>
              </table:table-cell>
            </table:table-row>
            <table:table-row>
              <table:table-cell office:value-type="string">
                <text:p>all-terms</text:p>
              </table:table-cell>
              <table:table-cell office:value-type="float" office:value="0.016512">
                <text:p>0.016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4cm" svg:height="17.01cm" xlink:href=".." xlink:type="simple" chart:class="chart:bar" chart:style-name="ch1">
        <chart:title svg:x="5.141cm" svg:y="0.476cm" chart:style-name="ch2">
          <text:p>Comparison of similarity score for different domain representation types on a movie dataset (TMDB)</text:p>
        </chart:title>
        <chart:legend chart:legend-position="end" svg:x="27.342cm" svg:y="8.206cm" style:legend-expansion="high" chart:style-name="ch3"/>
        <chart:plot-area chart:style-name="ch4" table:cell-range-address="Overlap.A2:Overlap.B10 Overlap.B1:Overlap.B1" chart:data-source-has-labels="both" svg:x="0.604cm" svg:y="1.595cm" svg:width="26.134cm" svg:height="15.075cm">
          <chart:coordinate-region svg:x="2.257cm" svg:y="1.795cm" svg:width="24.481cm" svg:height="14.228cm"/>
          <chart:axis chart:dimension="x" chart:name="primary-x" chart:style-name="ch5" chartooo:axis-type="auto">
            <chartooo:date-scale/>
            <chart:categories table:cell-range-address="Overlap.A2:Overlap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verlap.B2:Overlap.B10" chart:label-cell-address="Overlap.B1:Overlap.B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</table:table-row>
            <table:table-row>
              <table:table-cell office:value-type="string">
                <text:p>precision-tf</text:p>
              </table:table-cell>
              <table:table-cell office:value-type="float" office:value="0.979572">
                <text:p>0.979572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975539">
                <text:p>0.975539</text:p>
              </table:table-cell>
            </table:table-row>
            <table:table-row>
              <table:table-cell office:value-type="string">
                <text:p>no-expand</text:p>
              </table:table-cell>
              <table:table-cell office:value-type="float" office:value="0.962043">
                <text:p>0.962043</text:p>
              </table:table-cell>
            </table:table-row>
            <table:table-row>
              <table:table-cell office:value-type="string">
                <text:p>all-terms</text:p>
              </table:table-cell>
              <table:table-cell office:value-type="float" office:value="0.979816">
                <text:p>0.979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4cm" svg:height="17.01cm" xlink:href=".." xlink:type="simple" chart:class="chart:bar" chart:style-name="ch1">
        <chart:title svg:x="3.964cm" svg:y="0.476cm" chart:style-name="ch2">
          <text:p>Comparison of similarity score for different domain representation types on a non-movie dataset (Steam games)</text:p>
        </chart:title>
        <chart:legend chart:legend-position="end" svg:x="26.575cm" svg:y="8.206cm" style:legend-expansion="high" chart:style-name="ch3"/>
        <chart:plot-area chart:style-name="ch4" table:cell-range-address="Overlap.A2:Overlap.A10 Overlap.G1:Overlap.G10" chart:data-source-has-labels="both" svg:x="0.604cm" svg:y="1.595cm" svg:width="25.367cm" svg:height="15.075cm">
          <chart:coordinate-region svg:x="2.257cm" svg:y="1.794cm" svg:width="23.714cm" svg:height="14.229cm"/>
          <chart:axis chart:dimension="x" chart:name="primary-x" chart:style-name="ch5" chartooo:axis-type="auto">
            <chartooo:date-scale/>
            <chart:categories table:cell-range-address="Overlap.A2:Overlap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verlap.G2:Overlap.G10" chart:label-cell-address="Overlap.G1:Overlap.G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am games data</text:p>
                <draw:g>
                  <svg:desc>Overlap.G1:Overla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10</svg:desc>
                </draw:g>
              </table:table-cell>
              <table:table-cell office:value-type="float" office:value="0.015957">
                <text:p>0.015957</text:p>
                <draw:g>
                  <svg:desc>Overlap.G2:Overlap.G10</svg:desc>
                </draw:g>
              </table:table-cell>
            </table:table-row>
            <table:table-row>
              <table:table-cell office:value-type="string">
                <text:p>precision-tf</text:p>
              </table:table-cell>
              <table:table-cell office:value-type="float" office:value="0.016488">
                <text:p>0.016488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015959">
                <text:p>0.015959</text:p>
              </table:table-cell>
            </table:table-row>
            <table:table-row>
              <table:table-cell office:value-type="string">
                <text:p>no-expand</text:p>
              </table:table-cell>
              <table:table-cell office:value-type="float" office:value="0.015372">
                <text:p>0.015372</text:p>
              </table:table-cell>
            </table:table-row>
            <table:table-row>
              <table:table-cell office:value-type="string">
                <text:p>all-terms</text:p>
              </table:table-cell>
              <table:table-cell office:value-type="float" office:value="0.016512">
                <text:p>0.016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159cm" svg:height="16.964cm" xlink:href=".." xlink:type="simple" chart:class="chart:bar" chart:style-name="ch1">
        <chart:legend chart:legend-position="end" svg:x="27.711cm" svg:y="6.191cm" style:legend-expansion="high" chart:style-name="ch2"/>
        <chart:plot-area chart:style-name="ch3" table:cell-range-address="Overlap.B1:Overlap.J10 Overlap.A2:Overlap.A10" chart:data-source-has-labels="both" svg:x="0.603cm" svg:y="0.339cm" svg:width="26.505cm" svg:height="16.286cm">
          <chart:coordinate-region svg:x="2.256cm" svg:y="0.538cm" svg:width="24.852cm" svg:height="12.919cm"/>
          <chart:axis chart:dimension="x" chart:name="primary-x" chart:style-name="ch4" chartooo:axis-type="auto">
            <chartooo:date-scale/>
            <chart:categories table:cell-range-address="Overlap.B1:Overlap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B2:Overlap.J2" chart:label-cell-address="Overlap.A2:Overlap.A2" chart:class="chart:bar">
            <chart:data-point chart:repeated="9"/>
          </chart:series>
          <chart:series chart:style-name="ch8" chart:values-cell-range-address="Overlap.B3:Overlap.J3" chart:label-cell-address="Overlap.A3:Overlap.A3" chart:class="chart:bar">
            <chart:data-point chart:repeated="9"/>
          </chart:series>
          <chart:series chart:style-name="ch9" chart:values-cell-range-address="Overlap.B4:Overlap.J4" chart:label-cell-address="Overlap.A4:Overlap.A4" chart:class="chart:bar">
            <chart:data-point chart:repeated="9"/>
          </chart:series>
          <chart:series chart:style-name="ch10" chart:values-cell-range-address="Overlap.B5:Overlap.J5" chart:label-cell-address="Overlap.A5:Overlap.A5" chart:class="chart:bar">
            <chart:data-point chart:repeated="9"/>
          </chart:series>
          <chart:series chart:style-name="ch11" chart:values-cell-range-address="Overlap.B6:Overlap.J6" chart:label-cell-address="Overlap.A6:Overlap.A6" chart:class="chart:bar">
            <chart:data-point chart:repeated="9"/>
          </chart:series>
          <chart:series chart:style-name="ch12" chart:values-cell-range-address="Overlap.B7:Overlap.J7" chart:label-cell-address="Overlap.A7:Overlap.A7" chart:class="chart:bar">
            <chart:data-point chart:repeated="9"/>
          </chart:series>
          <chart:series chart:style-name="ch13" chart:values-cell-range-address="Overlap.B8:Overlap.J8" chart:label-cell-address="Overlap.A8:Overlap.A8" chart:class="chart:bar">
            <chart:data-point chart:repeated="9"/>
          </chart:series>
          <chart:series chart:style-name="ch14" chart:values-cell-range-address="Overlap.B9:Overlap.J9" chart:label-cell-address="Overlap.A9:Overlap.A9" chart:class="chart:bar">
            <chart:data-point chart:repeated="9"/>
          </chart:series>
          <chart:series chart:style-name="ch15" chart:values-cell-range-address="Overlap.B10:Overlap.J10" chart:label-cell-address="Overlap.A10:Overlap.A10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an Movies</text:p>
                <draw:g>
                  <svg:desc>Overlap.B1:Overlap.J1</svg:desc>
                </draw:g>
              </table:table-cell>
              <table:table-cell office:value-type="string">
                <text:p>The Movies Dataset</text:p>
              </table:table-cell>
              <table:table-cell office:value-type="string">
                <text:p>Netflix</text:p>
              </table:table-cell>
              <table:table-cell office:value-type="string">
                <text:p>TMDB 350,000+ movies</text:p>
              </table:table-cell>
              <table:table-cell office:value-type="string">
                <text:p>Rotten Tomatoes</text:p>
              </table:table-cell>
              <table:table-cell office:value-type="string">
                <text:p>Steam games data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2</svg:desc>
                </draw:g>
              </table:table-cell>
              <table:table-cell office:value-type="float" office:value="0.975539">
                <text:p>0.975539</text:p>
                <draw:g>
                  <svg:desc>Overlap.B2:Overlap.J2</svg:desc>
                </draw:g>
              </table:table-cell>
              <table:table-cell office:value-type="float" office:value="0.233199">
                <text:p>0.233199</text:p>
              </table:table-cell>
              <table:table-cell office:value-type="float" office:value="0.308107">
                <text:p>0.308107</text:p>
              </table:table-cell>
              <table:table-cell office:value-type="float" office:value="0.621664">
                <text:p>0.621664</text:p>
              </table:table-cell>
              <table:table-cell office:value-type="float" office:value="0.030253">
                <text:p>0.030253</text:p>
              </table:table-cell>
              <table:table-cell office:value-type="float" office:value="0.015957">
                <text:p>0.015957</text:p>
              </table:table-cell>
              <table:table-cell office:value-type="float" office:value="0.087123">
                <text:p>0.087123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416">
                <text:p>0.005416</text:p>
              </table:table-cell>
            </table:table-row>
            <table:table-row>
              <table:table-cell office:value-type="string">
                <text:p>precision-tf</text:p>
                <draw:g>
                  <svg:desc>Overlap.A3:Overlap.A3</svg:desc>
                </draw:g>
              </table:table-cell>
              <table:table-cell office:value-type="float" office:value="0.979572">
                <text:p>0.979572</text:p>
                <draw:g>
                  <svg:desc>Overlap.B3:Overlap.J3</svg:desc>
                </draw:g>
              </table:table-cell>
              <table:table-cell office:value-type="float" office:value="0.27062">
                <text:p>0.27062</text:p>
              </table:table-cell>
              <table:table-cell office:value-type="float" office:value="0.329062">
                <text:p>0.329062</text:p>
              </table:table-cell>
              <table:table-cell office:value-type="float" office:value="0.673303">
                <text:p>0.673303</text:p>
              </table:table-cell>
              <table:table-cell office:value-type="float" office:value="0.030785">
                <text:p>0.030785</text:p>
              </table:table-cell>
              <table:table-cell office:value-type="float" office:value="0.016488">
                <text:p>0.016488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accuracy</text:p>
                <draw:g>
                  <svg:desc>Overlap.A4:Overlap.A4</svg:desc>
                </draw:g>
              </table:table-cell>
              <table:table-cell office:value-type="float" office:value="0.975539">
                <text:p>0.975539</text:p>
                <draw:g>
                  <svg:desc>Overlap.B4:Overlap.J4</svg:desc>
                </draw:g>
              </table:table-cell>
              <table:table-cell office:value-type="float" office:value="0.233201">
                <text:p>0.233201</text:p>
              </table:table-cell>
              <table:table-cell office:value-type="float" office:value="0.308514">
                <text:p>0.308514</text:p>
              </table:table-cell>
              <table:table-cell office:value-type="float" office:value="0.621686">
                <text:p>0.621686</text:p>
              </table:table-cell>
              <table:table-cell office:value-type="float" office:value="0.030253">
                <text:p>0.030253</text:p>
              </table:table-cell>
              <table:table-cell office:value-type="float" office:value="0.015959">
                <text:p>0.015959</text:p>
              </table:table-cell>
              <table:table-cell office:value-type="float" office:value="0.087134">
                <text:p>0.087134</text:p>
              </table:table-cell>
              <table:table-cell office:value-type="float" office:value="0.005922">
                <text:p>0.005922</text:p>
              </table:table-cell>
              <table:table-cell office:value-type="float" office:value="0.005415">
                <text:p>0.005415</text:p>
              </table:table-cell>
            </table:table-row>
            <table:table-row>
              <table:table-cell office:value-type="string">
                <text:p>no-expand</text:p>
                <draw:g>
                  <svg:desc>Overlap.A5:Overlap.A5</svg:desc>
                </draw:g>
              </table:table-cell>
              <table:table-cell office:value-type="float" office:value="0.962043">
                <text:p>0.962043</text:p>
                <draw:g>
                  <svg:desc>Overlap.B5:Overlap.J5</svg:desc>
                </draw:g>
              </table:table-cell>
              <table:table-cell office:value-type="float" office:value="0.23135">
                <text:p>0.23135</text:p>
              </table:table-cell>
              <table:table-cell office:value-type="float" office:value="0.221195">
                <text:p>0.221195</text:p>
              </table:table-cell>
              <table:table-cell office:value-type="float" office:value="0.393293">
                <text:p>0.393293</text:p>
              </table:table-cell>
              <table:table-cell office:value-type="float" office:value="0.016842">
                <text:p>0.016842</text:p>
              </table:table-cell>
              <table:table-cell office:value-type="float" office:value="0.015372">
                <text:p>0.015372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</table:table-row>
            <table:table-row>
              <table:table-cell office:value-type="string">
                <text:p>all-terms</text:p>
                <draw:g>
                  <svg:desc>Overlap.A6:Overlap.A6</svg:desc>
                </draw:g>
              </table:table-cell>
              <table:table-cell office:value-type="float" office:value="0.979816">
                <text:p>0.979816</text:p>
                <draw:g>
                  <svg:desc>Overlap.B6:Overlap.J6</svg:desc>
                </draw:g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30793">
                <text:p>0.030793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/>
                <draw:g>
                  <svg:desc>Overlap.A7:Overlap.A7</svg:desc>
                </draw:g>
              </table:table-cell>
              <table:table-cell office:value-type="float" office:value="NaN">
                <text:p>NaN</text:p>
                <draw:g>
                  <svg:desc>Overlap.B7:Overlap.J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8:Overlap.A8</svg:desc>
                </draw:g>
              </table:table-cell>
              <table:table-cell office:value-type="float" office:value="NaN">
                <text:p>NaN</text:p>
                <draw:g>
                  <svg:desc>Overlap.B8:Overlap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9:Overlap.A9</svg:desc>
                </draw:g>
              </table:table-cell>
              <table:table-cell office:value-type="float" office:value="NaN">
                <text:p>NaN</text:p>
                <draw:g>
                  <svg:desc>Overlap.B9:Overlap.J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10:Overlap.A10</svg:desc>
                </draw:g>
              </table:table-cell>
              <table:table-cell office:value-type="float" office:value="NaN">
                <text:p>NaN</text:p>
                <draw:g>
                  <svg:desc>Overlap.B10:Overlap.J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